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B0000051C0000051D8E85FBFE.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loext:contextual-spacing="false"/>
      <style:text-properties fo:font-size="14pt" fo:font-weight="bold" style:font-size-asian="14pt" style:font-weight-asian="bold"/>
    </style:style>
    <style:style style:name="P2" style:family="paragraph" style:parent-style-name="Listenabsatz">
      <style:paragraph-properties fo:margin-top="0cm" fo:margin-bottom="0cm" loext:contextual-spacing="false"/>
      <style:text-properties fo:font-size="12pt" fo:font-weight="bold" officeooo:paragraph-rsid="000d77c9" style:font-size-asian="12pt" style:font-weight-asian="bold"/>
    </style:style>
    <style:style style:name="P3" style:family="paragraph" style:parent-style-name="Listenabsatz">
      <style:paragraph-properties fo:margin-top="0cm" fo:margin-bottom="0cm" loext:contextual-spacing="false"/>
      <style:text-properties fo:font-size="12pt" fo:font-weight="bold" officeooo:paragraph-rsid="002745cb" style:font-size-asian="12pt" style:font-weight-asian="bold"/>
    </style:style>
    <style:style style:name="P4" style:family="paragraph" style:parent-style-name="Listenabsatz">
      <style:paragraph-properties fo:margin-top="0cm" fo:margin-bottom="0cm" loext:contextual-spacing="false"/>
      <style:text-properties fo:font-size="12pt" fo:font-weight="bold" officeooo:paragraph-rsid="003161b0" style:font-size-asian="12pt" style:font-weight-asian="bold"/>
    </style:style>
    <style:style style:name="P5" style:family="paragraph" style:parent-style-name="Listenabsatz">
      <style:paragraph-properties fo:margin-top="0cm" fo:margin-bottom="0cm" loext:contextual-spacing="false"/>
      <style:text-properties fo:font-size="12pt" fo:font-weight="bold" officeooo:paragraph-rsid="0032348e" style:font-size-asian="12pt" style:font-weight-asian="bold"/>
    </style:style>
    <style:style style:name="P6" style:family="paragraph" style:parent-style-name="Listenabsatz">
      <style:paragraph-properties fo:margin-top="0cm" fo:margin-bottom="0cm" loext:contextual-spacing="false"/>
      <style:text-properties officeooo:paragraph-rsid="000fe462"/>
    </style:style>
    <style:style style:name="P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style:font-size-asian="14pt" style:font-weight-asian="bold"/>
    </style:style>
    <style:style style:name="P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083224" style:font-size-asian="14pt" style:font-weight-asian="bold"/>
    </style:style>
    <style:style style:name="P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169af0" style:font-size-asian="14pt" style:font-weight-asian="bold"/>
    </style:style>
    <style:style style:name="P1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1c8e1c" style:font-size-asian="14pt" style:font-weight-asian="bold"/>
    </style:style>
    <style:style style:name="P1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20ad02" style:font-size-asian="14pt" style:font-weight-asian="bold"/>
    </style:style>
    <style:style style:name="P1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2745cb" style:font-size-asian="14pt" style:font-weight-asian="bold"/>
    </style:style>
    <style:style style:name="P1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3161b0" style:font-size-asian="14pt" style:font-weight-asian="bold"/>
    </style:style>
    <style:style style:name="P1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32348e" style:font-size-asian="14pt" style:font-weight-asian="bold"/>
    </style:style>
    <style:style style:name="P15" style:family="paragraph" style:parent-style-name="Standard">
      <style:paragraph-properties fo:margin-left="0.635cm" fo:margin-right="0cm" fo:margin-top="0cm" fo:margin-bottom="0cm" loext:contextual-spacing="false" fo:text-indent="0cm" style:auto-text-indent="false">
        <style:tab-stops/>
      </style:paragraph-properties>
    </style:style>
    <style:style style:name="P16"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083224"/>
    </style:style>
    <style:style style:name="P17"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169af0"/>
    </style:style>
    <style:style style:name="P18"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1c8e1c"/>
    </style:style>
    <style:style style:name="P19"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20ad02"/>
    </style:style>
    <style:style style:name="P20"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2745cb"/>
    </style:style>
    <style:style style:name="P21"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3161b0"/>
    </style:style>
    <style:style style:name="P22"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32348e"/>
    </style:style>
    <style:style style:name="P2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style:font-size-asian="12pt" style:font-weight-asian="bold"/>
    </style:style>
    <style:style style:name="P2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083224" style:font-size-asian="12pt" style:font-weight-asian="bold"/>
    </style:style>
    <style:style style:name="P2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169af0" style:font-size-asian="12pt" style:font-weight-asian="bold"/>
    </style:style>
    <style:style style:name="P2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1c8e1c" style:font-size-asian="12pt" style:font-weight-asian="bold"/>
    </style:style>
    <style:style style:name="P2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20ad02" style:font-size-asian="12pt" style:font-weight-asian="bold"/>
    </style:style>
    <style:style style:name="P2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2745cb" style:font-size-asian="12pt" style:font-weight-asian="bold"/>
    </style:style>
    <style:style style:name="P2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3161b0" style:font-size-asian="12pt" style:font-weight-asian="bold"/>
    </style:style>
    <style:style style:name="P3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32348e" style:font-size-asian="12pt" style:font-weight-asian="bold"/>
    </style:style>
    <style:style style:name="P3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style:font-size-asian="12pt"/>
    </style:style>
    <style:style style:name="P3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083224" style:font-size-asian="12pt"/>
    </style:style>
    <style:style style:name="P3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169af0" style:font-size-asian="12pt"/>
    </style:style>
    <style:style style:name="P3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1c8e1c" style:font-size-asian="12pt"/>
    </style:style>
    <style:style style:name="P3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20ad02" style:font-size-asian="12pt"/>
    </style:style>
    <style:style style:name="P3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2745cb" style:font-size-asian="12pt"/>
    </style:style>
    <style:style style:name="P3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3161b0" style:font-size-asian="12pt"/>
    </style:style>
    <style:style style:name="P3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32348e" style:font-size-asian="12pt"/>
    </style:style>
    <style:style style:name="P3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1e5945" style:font-size-asian="12pt"/>
    </style:style>
    <style:style style:name="P4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083224" officeooo:paragraph-rsid="00083224" style:font-size-asian="12pt"/>
    </style:style>
    <style:style style:name="P4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69af0" officeooo:paragraph-rsid="00169af0" style:font-size-asian="12pt"/>
    </style:style>
    <style:style style:name="P4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69af0" officeooo:paragraph-rsid="001c8e1c" style:font-size-asian="12pt"/>
    </style:style>
    <style:style style:name="P4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69af0" officeooo:paragraph-rsid="0020ad02" style:font-size-asian="12pt"/>
    </style:style>
    <style:style style:name="P4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cd016" officeooo:paragraph-rsid="001cd016" style:font-size-asian="12pt"/>
    </style:style>
    <style:style style:name="P4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cd016" officeooo:paragraph-rsid="0020ad02" style:font-size-asian="12pt"/>
    </style:style>
    <style:style style:name="P4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289c3e" officeooo:paragraph-rsid="00289c3e" style:font-size-asian="12pt"/>
    </style:style>
    <style:style style:name="P4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289c3e" officeooo:paragraph-rsid="003161b0" style:font-size-asian="12pt"/>
    </style:style>
    <style:style style:name="P4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289c3e" officeooo:paragraph-rsid="0032348e" style:font-size-asian="12pt"/>
    </style:style>
    <style:style style:name="P4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32348e" officeooo:paragraph-rsid="0032348e" style:font-size-asian="12pt"/>
    </style:style>
    <style:style style:name="P5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e5945" officeooo:paragraph-rsid="001e5945" style:font-size-asian="12pt"/>
    </style:style>
    <style:style style:name="P5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e5945" officeooo:paragraph-rsid="002745cb" style:font-size-asian="12pt"/>
    </style:style>
    <style:style style:name="P5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41020a" officeooo:paragraph-rsid="0020ad02" style:font-size-asian="12pt"/>
    </style:style>
    <style:style style:name="P5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style:font-size-asian="12pt" style:font-size-complex="12pt"/>
    </style:style>
    <style:style style:name="P5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2bca98" officeooo:paragraph-rsid="0032348e" style:font-size-asian="12pt"/>
    </style:style>
    <style:style style:name="P5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2bca98" officeooo:paragraph-rsid="002bca98" style:font-size-asian="12pt"/>
    </style:style>
    <style:style style:name="P5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style:font-size-asian="12pt" style:font-weight-asian="normal" style:font-weight-complex="normal"/>
    </style:style>
    <style:style style:name="P5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083224" style:font-size-asian="12pt" style:font-weight-asian="normal" style:font-weight-complex="normal"/>
    </style:style>
    <style:style style:name="P5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169af0" style:font-size-asian="12pt" style:font-weight-asian="normal" style:font-weight-complex="normal"/>
    </style:style>
    <style:style style:name="P5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1c8e1c" style:font-size-asian="12pt" style:font-weight-asian="normal" style:font-weight-complex="normal"/>
    </style:style>
    <style:style style:name="P6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20ad02" style:font-size-asian="12pt" style:font-weight-asian="normal" style:font-weight-complex="normal"/>
    </style:style>
    <style:style style:name="P6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2745cb" style:font-size-asian="12pt" style:font-weight-asian="normal" style:font-weight-complex="normal"/>
    </style:style>
    <style:style style:name="P6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3161b0" style:font-size-asian="12pt" style:font-weight-asian="normal" style:font-weight-complex="normal"/>
    </style:style>
    <style:style style:name="P6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32348e" style:font-size-asian="12pt" style:font-weight-asian="normal" style:font-weight-complex="normal"/>
    </style:style>
    <style:style style:name="P6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83224" officeooo:paragraph-rsid="00083224" style:font-size-asian="12pt" style:font-weight-asian="normal" style:font-weight-complex="normal"/>
    </style:style>
    <style:style style:name="P6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0fe462" style:font-size-asian="12pt" style:font-weight-asian="normal" style:font-weight-complex="normal"/>
    </style:style>
    <style:style style:name="P6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1c8e1c" style:font-size-asian="12pt" style:font-weight-asian="normal" style:font-weight-complex="normal"/>
    </style:style>
    <style:style style:name="P6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20ad02" style:font-size-asian="12pt" style:font-weight-asian="normal" style:font-weight-complex="normal"/>
    </style:style>
    <style:style style:name="P6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2745cb" style:font-size-asian="12pt" style:font-weight-asian="normal" style:font-weight-complex="normal"/>
    </style:style>
    <style:style style:name="P6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3161b0" style:font-size-asian="12pt" style:font-weight-asian="normal" style:font-weight-complex="normal"/>
    </style:style>
    <style:style style:name="P7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32348e" style:font-size-asian="12pt" style:font-weight-asian="normal" style:font-weight-complex="normal"/>
    </style:style>
    <style:style style:name="P7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1eb0c4" officeooo:paragraph-rsid="001eb0c4" style:font-size-asian="12pt" style:font-weight-asian="normal" style:font-weight-complex="normal"/>
    </style:style>
    <style:style style:name="P7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382372" officeooo:paragraph-rsid="00382372" style:font-size-asian="12pt" style:font-weight-asian="normal" style:font-weight-complex="normal"/>
    </style:style>
    <style:style style:name="P7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169af0" style:font-size-asian="12pt" style:font-weight-asian="normal"/>
    </style:style>
    <style:style style:name="P7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text-shadow="none" fo:font-weight="bold" officeooo:paragraph-rsid="00169af0" style:font-size-asian="12pt" style:font-weight-asian="bold"/>
    </style:style>
    <style:style style:name="P75" style:family="paragraph" style:parent-style-name="Standard">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1d3117" style:font-size-asian="12pt" style:font-weight-asian="normal" style:font-size-complex="12pt" style:font-weight-complex="normal"/>
    </style:style>
    <style:style style:name="P76" style:family="paragraph" style:parent-style-name="Listenabsatz">
      <style:paragraph-properties fo:margin-left="0.635cm" fo:margin-right="0cm" fo:margin-top="0cm" fo:margin-bottom="0cm" loext:contextual-spacing="false" fo:line-height="100%" fo:text-indent="0cm" style:auto-text-indent="false">
        <style:tab-stops/>
      </style:paragraph-properties>
      <style:text-properties style:font-name="Calibri" fo:font-size="12pt" style:text-underline-style="none" fo:font-weight="normal" officeooo:rsid="001d3117" officeooo:paragraph-rsid="00477567" style:font-size-asian="12pt" style:font-weight-asian="normal" style:font-size-complex="12pt" style:font-weight-complex="normal"/>
    </style:style>
    <style:style style:name="P77" style:family="paragraph" style:parent-style-name="Listenabsatz">
      <style:paragraph-properties fo:margin-left="0.635cm" fo:margin-right="0cm" fo:margin-top="0cm" fo:margin-bottom="0cm" loext:contextual-spacing="false" fo:line-height="100%" fo:text-indent="0cm" style:auto-text-indent="false">
        <style:tab-stops/>
      </style:paragraph-properties>
      <style:text-properties style:font-name="Calibri" fo:font-size="12pt" style:text-underline-style="none" fo:font-weight="normal" officeooo:rsid="001d3117" officeooo:paragraph-rsid="0049332d" style:font-size-asian="12pt" style:font-weight-asian="normal" style:font-size-complex="12pt" style:font-weight-complex="normal"/>
    </style:style>
    <style:style style:name="P78" style:family="paragraph" style:parent-style-name="Listenabsatz">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1d9bf2" officeooo:paragraph-rsid="005041ae" style:font-size-asian="12pt" style:font-weight-asian="normal" style:font-size-complex="12pt" style:font-weight-complex="normal"/>
    </style:style>
    <style:style style:name="P79" style:family="paragraph" style:parent-style-name="Listenabsatz">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1d9bf2" officeooo:paragraph-rsid="006336b0" style:font-size-asian="12pt" style:font-weight-asian="normal" style:font-size-complex="12pt" style:font-weight-complex="normal"/>
    </style:style>
    <style:style style:name="P80" style:family="paragraph" style:parent-style-name="Listenabsatz">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1d9bf2" officeooo:paragraph-rsid="006520b3" style:font-size-asian="12pt" style:font-weight-asian="normal" style:font-size-complex="12pt" style:font-weight-complex="normal"/>
    </style:style>
    <style:style style:name="P81" style:family="paragraph" style:parent-style-name="Listenabsatz">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205ce8" officeooo:paragraph-rsid="005b323f" style:font-size-asian="12pt" style:font-weight-asian="normal" style:font-size-complex="12pt" style:font-weight-complex="normal"/>
    </style:style>
    <style:style style:name="P82" style:family="paragraph" style:parent-style-name="Listenabsatz">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205ce8" officeooo:paragraph-rsid="006520b3" style:font-size-asian="12pt" style:font-weight-asian="normal" style:font-size-complex="12pt" style:font-weight-complex="normal"/>
    </style:style>
    <style:style style:name="P83" style:family="paragraph" style:parent-style-name="Listenabsatz">
      <style:paragraph-properties fo:margin-left="0cm" fo:margin-right="0cm" fo:margin-top="0cm" fo:margin-bottom="0cm" loext:contextual-spacing="false" fo:text-indent="0cm" style:auto-text-indent="false"/>
    </style:style>
    <style:style style:name="P84" style:family="paragraph" style:parent-style-name="Listenabsatz">
      <style:paragraph-properties fo:margin-left="0cm" fo:margin-right="0cm" fo:margin-top="0cm" fo:margin-bottom="0cm" loext:contextual-spacing="false" fo:text-indent="0cm" style:auto-text-indent="false"/>
      <style:text-properties fo:font-size="12pt" fo:font-weight="bold" style:font-size-asian="12pt" style:font-weight-asian="bold"/>
    </style:style>
    <style:style style:name="P85" style:family="paragraph" style:parent-style-name="Listenabsatz">
      <style:paragraph-properties fo:margin-left="0cm" fo:margin-right="0cm" fo:margin-top="0cm" fo:margin-bottom="0cm" loext:contextual-spacing="false" fo:text-indent="0cm" style:auto-text-indent="false"/>
      <style:text-properties fo:font-size="12pt" fo:font-weight="bold" officeooo:paragraph-rsid="0020ad02" style:font-size-asian="12pt" style:font-weight-asian="bold"/>
    </style:style>
    <style:style style:name="P86" style:family="paragraph" style:parent-style-name="Listenabsatz">
      <style:paragraph-properties fo:margin-left="0cm" fo:margin-right="0cm" fo:margin-top="0cm" fo:margin-bottom="0cm" loext:contextual-spacing="false" fo:text-indent="0cm" style:auto-text-indent="false"/>
      <style:text-properties fo:font-size="12pt" fo:font-weight="bold" officeooo:paragraph-rsid="001cd016" style:font-size-asian="12pt" style:font-weight-asian="bold"/>
    </style:style>
    <style:style style:name="P87" style:family="paragraph" style:parent-style-name="Listenabsatz">
      <style:paragraph-properties fo:margin-left="0cm" fo:margin-right="0cm" fo:margin-top="0cm" fo:margin-bottom="0cm" loext:contextual-spacing="false" fo:text-indent="0cm" style:auto-text-indent="false"/>
      <style:text-properties officeooo:paragraph-rsid="001cd016"/>
    </style:style>
    <style:style style:name="P88" style:family="paragraph" style:parent-style-name="Listenabsatz">
      <style:paragraph-properties fo:margin-left="0cm" fo:margin-right="0cm" fo:margin-top="0cm" fo:margin-bottom="0cm" loext:contextual-spacing="false" fo:text-indent="0cm" style:auto-text-indent="false"/>
      <style:text-properties style:font-name="Calibri" fo:font-size="12pt" style:text-underline-style="none" fo:font-weight="normal" officeooo:rsid="001d3117" officeooo:paragraph-rsid="004a72a8" style:font-size-asian="12pt" style:font-weight-asian="normal" style:font-size-complex="12pt" style:font-weight-complex="normal"/>
    </style:style>
    <style:style style:name="P89" style:family="paragraph" style:parent-style-name="Listenabsatz" style:master-page-name="">
      <loext:graphic-properties draw:fill="none"/>
      <style:paragraph-properties fo:margin-left="0cm" fo:margin-right="0cm" fo:margin-top="0cm" fo:margin-bottom="0cm" loext:contextual-spacing="false" fo:hyphenation-ladder-count="no-limit" fo:text-indent="0cm" style:auto-text-indent="false" style:page-number="auto">
        <style:tab-stops/>
      </style:paragraph-properties>
      <style:text-properties style:font-name="Calibri" fo:font-size="14pt" style:text-underline-style="none" fo:font-weight="normal" officeooo:rsid="00205ce8" officeooo:paragraph-rsid="005a2cd0" style:font-size-asian="14pt" style:font-weight-asian="normal" style:font-weight-complex="normal" fo:hyphenate="false"/>
    </style:style>
    <style:style style:name="P90"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Calibri" fo:font-size="12pt" style:text-underline-style="none" fo:font-weight="normal" officeooo:rsid="001d9bf2" style:font-size-asian="12pt" style:font-weight-asian="normal" style:font-size-complex="12pt" style:font-weight-complex="normal"/>
    </style:style>
    <style:style style:name="P91" style:family="paragraph" style:parent-style-name="Standard">
      <style:paragraph-properties fo:margin-left="0cm" fo:margin-right="0cm" fo:margin-top="0cm" fo:margin-bottom="0cm" loext:contextual-spacing="false" fo:text-indent="0cm" style:auto-text-indent="false">
        <style:tab-stops/>
      </style:paragraph-properties>
      <style:text-properties fo:font-size="12pt" style:font-size-asian="12pt"/>
    </style:style>
    <style:style style:name="P92" style:family="paragraph" style:parent-style-name="Listenabsatz" style:master-page-name="">
      <loext:graphic-properties draw:fill="none"/>
      <style:paragraph-properties fo:margin-left="0.6cm" fo:margin-right="0cm" fo:margin-top="0cm" fo:margin-bottom="0cm" loext:contextual-spacing="false" fo:line-height="100%" fo:hyphenation-ladder-count="no-limit" fo:text-indent="0cm" style:auto-text-indent="false" style:page-number="auto">
        <style:tab-stops/>
      </style:paragraph-properties>
      <style:text-properties style:font-name="Calibri" fo:font-size="12pt" style:text-underline-style="none" fo:font-weight="normal" officeooo:rsid="001d3117" officeooo:paragraph-rsid="00477567" style:font-size-asian="12pt" style:font-weight-asian="normal" style:font-size-complex="12pt" style:font-weight-complex="normal" fo:hyphenate="false"/>
    </style:style>
    <style:style style:name="P93"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d3117" officeooo:paragraph-rsid="004a72a8" style:font-size-asian="12pt" style:font-weight-asian="normal" style:font-size-complex="12pt" style:font-weight-complex="normal" fo:hyphenate="false"/>
    </style:style>
    <style:style style:name="P94"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d626a" officeooo:paragraph-rsid="004aa6db" style:font-size-asian="12pt" style:font-weight-asian="normal" style:font-size-complex="12pt" style:font-weight-complex="normal" fo:hyphenate="false"/>
    </style:style>
    <style:style style:name="P95"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d9bf2" officeooo:paragraph-rsid="005041ae" style:font-size-asian="12pt" style:font-weight-asian="normal" style:font-size-complex="12pt" style:font-weight-complex="normal" fo:hyphenate="false"/>
    </style:style>
    <style:style style:name="P96"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d9bf2" officeooo:paragraph-rsid="006336b0" style:font-size-asian="12pt" style:font-weight-asian="normal" style:font-size-complex="12pt" style:font-weight-complex="normal" fo:hyphenate="false"/>
    </style:style>
    <style:style style:name="P97"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d9bf2" officeooo:paragraph-rsid="006520b3" style:font-size-asian="12pt" style:font-weight-asian="normal" style:font-size-complex="12pt" style:font-weight-complex="normal" fo:hyphenate="false"/>
    </style:style>
    <style:style style:name="P98"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205ce8" officeooo:paragraph-rsid="005b323f" style:font-size-asian="12pt" style:font-weight-asian="normal" style:font-size-complex="12pt" style:font-weight-complex="normal" fo:hyphenate="false"/>
    </style:style>
    <style:style style:name="P99"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205ce8" officeooo:paragraph-rsid="006520b3" style:font-size-asian="12pt" style:font-weight-asian="normal" style:font-size-complex="12pt" style:font-weight-complex="normal" fo:hyphenate="false"/>
    </style:style>
    <style:style style:name="P100"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ee296" officeooo:paragraph-rsid="006520b3" style:font-size-asian="12pt" style:font-weight-asian="normal" style:font-size-complex="12pt" style:font-weight-complex="normal" fo:hyphenate="false"/>
    </style:style>
    <style:style style:name="P101"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fo:font-size="12pt" officeooo:rsid="001d3117" officeooo:paragraph-rsid="0049332d" style:font-size-asian="12pt" style:font-size-complex="12pt" fo:hyphenate="false"/>
    </style:style>
    <style:style style:name="P102" style:family="paragraph" style:parent-style-name="Standard" style:master-page-name="">
      <loext:graphic-properties draw:fill="none"/>
      <style:paragraph-properties fo:margin-left="0.6cm" fo:margin-right="0cm" fo:margin-top="0cm" fo:margin-bottom="0cm" loext:contextual-spacing="false" fo:hyphenation-ladder-count="no-limit" fo:text-indent="0cm" style:auto-text-indent="false" style:page-number="auto"/>
      <style:text-properties style:font-name="Calibri" fo:font-size="12pt" style:text-underline-style="none" fo:font-weight="normal" officeooo:rsid="001d9bf2" officeooo:paragraph-rsid="006336b0" style:font-size-asian="12pt" style:font-weight-asian="normal" style:font-size-complex="12pt" style:font-weight-complex="normal" fo:hyphenate="false"/>
    </style:style>
    <style:style style:name="P103" style:family="paragraph" style:parent-style-name="Listenabsatz">
      <loext:graphic-properties draw:fill="none"/>
      <style:paragraph-properties fo:margin-left="0.6cm" fo:margin-right="0cm" fo:margin-top="0cm" fo:margin-bottom="0cm" loext:contextual-spacing="false" fo:line-height="100%" fo:hyphenation-ladder-count="no-limit" fo:text-indent="0cm" style:auto-text-indent="false">
        <style:tab-stops/>
      </style:paragraph-properties>
      <style:text-properties style:font-name="Calibri" fo:font-size="12pt" style:text-underline-style="none" fo:font-weight="normal" officeooo:rsid="001d3117" officeooo:paragraph-rsid="00477567" style:font-size-asian="12pt" style:font-weight-asian="normal" style:font-size-complex="12pt" style:font-weight-complex="normal" fo:hyphenate="false"/>
    </style:style>
    <style:style style:name="P104"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3117" officeooo:paragraph-rsid="004a72a8" style:font-size-asian="12pt" style:font-weight-asian="normal" style:font-size-complex="12pt" style:font-weight-complex="normal" fo:hyphenate="false"/>
    </style:style>
    <style:style style:name="P105"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626a" officeooo:paragraph-rsid="004aa6db" style:font-size-asian="12pt" style:font-weight-asian="normal" style:font-size-complex="12pt" style:font-weight-complex="normal" fo:hyphenate="false"/>
    </style:style>
    <style:style style:name="P106"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626a" officeooo:paragraph-rsid="004d6276" style:font-size-asian="12pt" style:font-weight-asian="normal" style:font-size-complex="12pt" style:font-weight-complex="normal" fo:hyphenate="false"/>
    </style:style>
    <style:style style:name="P107"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9bf2" officeooo:paragraph-rsid="005041ae" style:font-size-asian="12pt" style:font-weight-asian="normal" style:font-size-complex="12pt" style:font-weight-complex="normal" fo:hyphenate="false"/>
    </style:style>
    <style:style style:name="P108"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9bf2" officeooo:paragraph-rsid="006336b0" style:font-size-asian="12pt" style:font-weight-asian="normal" style:font-size-complex="12pt" style:font-weight-complex="normal" fo:hyphenate="false"/>
    </style:style>
    <style:style style:name="P109"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9bf2" officeooo:paragraph-rsid="006520b3" style:font-size-asian="12pt" style:font-weight-asian="normal" style:font-size-complex="12pt" style:font-weight-complex="normal" fo:hyphenate="false"/>
    </style:style>
    <style:style style:name="P110"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ee296" officeooo:paragraph-rsid="006520b3" style:font-size-asian="12pt" style:font-weight-asian="normal" style:font-size-complex="12pt" style:font-weight-complex="normal" fo:hyphenate="false"/>
    </style:style>
    <style:style style:name="P111"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22b51b" officeooo:paragraph-rsid="006520b3" style:font-size-asian="12pt" style:font-weight-asian="normal" style:font-size-complex="12pt" style:font-weight-complex="normal" fo:hyphenate="false"/>
    </style:style>
    <style:style style:name="P112"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205ce8" officeooo:paragraph-rsid="005b323f" style:font-size-asian="12pt" style:font-weight-asian="normal" style:font-size-complex="12pt" style:font-weight-complex="normal" fo:hyphenate="false"/>
    </style:style>
    <style:style style:name="P113"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205ce8" officeooo:paragraph-rsid="006520b3" style:font-size-asian="12pt" style:font-weight-asian="normal" style:font-size-complex="12pt" style:font-weight-complex="normal" fo:hyphenate="false"/>
    </style:style>
    <style:style style:name="P114"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fo:font-size="12pt" officeooo:paragraph-rsid="004aa6db" style:font-size-asian="12pt" fo:hyphenate="false"/>
    </style:style>
    <style:style style:name="P115" style:family="paragraph" style:parent-style-name="Standard">
      <loext:graphic-properties draw:fill="none"/>
      <style:paragraph-properties fo:margin-left="0.6cm" fo:margin-right="0cm" fo:margin-top="0cm" fo:margin-bottom="0cm" loext:contextual-spacing="false" fo:hyphenation-ladder-count="no-limit" fo:text-indent="0cm" style:auto-text-indent="false"/>
      <style:text-properties style:font-name="Calibri" fo:font-size="12pt" style:text-underline-style="none" fo:font-weight="normal" officeooo:rsid="001d9bf2" officeooo:paragraph-rsid="006336b0" style:font-size-asian="12pt" style:font-weight-asian="normal" style:font-size-complex="12pt" style:font-weight-complex="normal" fo:hyphenate="false"/>
    </style:style>
    <style:style style:name="P116" style:family="paragraph" style:parent-style-name="Listenabsatz" style:master-page-name="">
      <loext:graphic-properties draw:fill="none"/>
      <style:paragraph-properties fo:margin-left="0.499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d3117" officeooo:paragraph-rsid="004a72a8" style:font-size-asian="12pt" style:font-weight-asian="normal" style:font-size-complex="12pt" style:font-weight-complex="normal" fo:hyphenate="false"/>
    </style:style>
    <style:style style:name="P117" style:family="paragraph" style:parent-style-name="Listenabsatz" style:master-page-name="">
      <loext:graphic-properties draw:fill="none"/>
      <style:paragraph-properties fo:margin-left="0.499cm" fo:margin-right="0cm" fo:margin-top="0cm" fo:margin-bottom="0cm" loext:contextual-spacing="false" fo:hyphenation-ladder-count="no-limit" fo:text-indent="0cm" style:auto-text-indent="false" style:page-number="auto">
        <style:tab-stops/>
      </style:paragraph-properties>
      <style:text-properties fo:font-size="12pt" fo:font-weight="normal" officeooo:paragraph-rsid="004a72a8" style:font-size-asian="12pt" style:font-weight-asian="normal" fo:hyphenate="false"/>
    </style:style>
    <style:style style:name="P118" style:family="paragraph" style:parent-style-name="Listenabsatz">
      <loext:graphic-properties draw:fill="none"/>
      <style:paragraph-properties fo:margin-left="0.499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3117" officeooo:paragraph-rsid="004a72a8" style:font-size-asian="12pt" style:font-weight-asian="normal" style:font-size-complex="12pt" style:font-weight-complex="normal" fo:hyphenate="false"/>
    </style:style>
    <style:style style:name="P119" style:family="paragraph" style:parent-style-name="Listenabsatz">
      <loext:graphic-properties draw:fill="none"/>
      <style:paragraph-properties fo:margin-left="0.7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626a" officeooo:paragraph-rsid="004d6276" style:font-size-asian="12pt" style:font-weight-asian="normal" style:font-size-complex="12pt" style:font-weight-complex="normal" fo:hyphenate="false"/>
    </style:style>
    <style:style style:name="P120" style:family="paragraph" style:parent-style-name="Listenabsatz">
      <loext:graphic-properties draw:fill="none"/>
      <style:paragraph-properties fo:margin-left="0.7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f0b1b" officeooo:paragraph-rsid="006520b3" style:font-size-asian="12pt" style:font-weight-asian="normal" style:font-size-complex="12pt" style:font-weight-complex="normal" fo:hyphenate="false"/>
    </style:style>
    <style:style style:name="P121" style:family="paragraph" style:parent-style-name="Listenabsatz" style:master-page-name="">
      <loext:graphic-properties draw:fill="none"/>
      <style:paragraph-properties fo:margin-left="0.7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f0b1b" officeooo:paragraph-rsid="006520b3" style:font-size-asian="12pt" style:font-weight-asian="normal" style:font-size-complex="12pt" style:font-weight-complex="normal" fo:hyphenate="false"/>
    </style:style>
    <style:style style:name="P122" style:family="paragraph" style:parent-style-name="Standard" style:master-page-name="MP0">
      <style:paragraph-properties fo:margin-top="0cm" fo:margin-bottom="0cm" loext:contextual-spacing="false" fo:text-align="center" style:justify-single-word="false" style:page-number="auto" fo:break-before="page"/>
      <style:text-properties fo:font-size="18pt" fo:font-weight="bold" style:font-size-asian="18pt" style:font-weight-asian="bold"/>
    </style:style>
    <style:style style:name="P123" style:family="paragraph" style:parent-style-name="Header">
      <style:text-properties officeooo:paragraph-rsid="00670830"/>
    </style:style>
    <style:style style:name="P124" style:family="paragraph" style:parent-style-name="Listenabsatz" style:list-style-name="L1">
      <style:paragraph-properties fo:margin-top="0cm" fo:margin-bottom="0cm" loext:contextual-spacing="false"/>
      <style:text-properties fo:font-size="14pt" fo:font-weight="bold" style:font-size-asian="14pt" style:font-weight-asian="bold"/>
    </style:style>
    <style:style style:name="P125" style:family="paragraph" style:parent-style-name="Listenabsatz" style:list-style-name="L1">
      <style:paragraph-properties fo:margin-top="0cm" fo:margin-bottom="0cm" loext:contextual-spacing="false"/>
      <style:text-properties fo:font-size="14pt" fo:font-weight="bold" officeooo:paragraph-rsid="00083224" style:font-size-asian="14pt" style:font-weight-asian="bold"/>
    </style:style>
    <style:style style:name="P126" style:family="paragraph" style:parent-style-name="Listenabsatz" style:list-style-name="L1">
      <style:paragraph-properties fo:margin-top="0cm" fo:margin-bottom="0cm" loext:contextual-spacing="false"/>
      <style:text-properties fo:font-size="14pt" fo:font-weight="bold" officeooo:paragraph-rsid="00169af0" style:font-size-asian="14pt" style:font-weight-asian="bold"/>
    </style:style>
    <style:style style:name="P127" style:family="paragraph" style:parent-style-name="Listenabsatz" style:list-style-name="L1">
      <style:paragraph-properties fo:margin-top="0cm" fo:margin-bottom="0cm" loext:contextual-spacing="false"/>
      <style:text-properties fo:font-size="14pt" fo:font-weight="bold" officeooo:paragraph-rsid="001c8e1c" style:font-size-asian="14pt" style:font-weight-asian="bold"/>
    </style:style>
    <style:style style:name="P128" style:family="paragraph" style:parent-style-name="Listenabsatz" style:list-style-name="L1">
      <style:paragraph-properties fo:margin-top="0cm" fo:margin-bottom="0cm" loext:contextual-spacing="false"/>
      <style:text-properties fo:font-size="14pt" fo:font-weight="bold" officeooo:paragraph-rsid="0020ad02" style:font-size-asian="14pt" style:font-weight-asian="bold"/>
    </style:style>
    <style:style style:name="P129" style:family="paragraph" style:parent-style-name="Listenabsatz" style:list-style-name="L1">
      <style:paragraph-properties fo:margin-top="0cm" fo:margin-bottom="0cm" loext:contextual-spacing="false"/>
      <style:text-properties fo:font-size="14pt" fo:font-weight="bold" officeooo:paragraph-rsid="002745cb" style:font-size-asian="14pt" style:font-weight-asian="bold"/>
    </style:style>
    <style:style style:name="P130" style:family="paragraph" style:parent-style-name="Listenabsatz" style:list-style-name="L1">
      <style:paragraph-properties fo:margin-top="0cm" fo:margin-bottom="0cm" loext:contextual-spacing="false"/>
      <style:text-properties fo:font-size="14pt" fo:font-weight="bold" officeooo:paragraph-rsid="003161b0" style:font-size-asian="14pt" style:font-weight-asian="bold"/>
    </style:style>
    <style:style style:name="P131" style:family="paragraph" style:parent-style-name="Listenabsatz" style:list-style-name="L1">
      <style:paragraph-properties fo:margin-top="0cm" fo:margin-bottom="0cm" loext:contextual-spacing="false"/>
      <style:text-properties fo:font-size="14pt" fo:font-weight="bold" officeooo:paragraph-rsid="0032348e" style:font-size-asian="14pt" style:font-weight-asian="bold"/>
    </style:style>
    <style:style style:name="P132" style:family="paragraph" style:parent-style-name="Listenabsatz" style:list-style-name="L2">
      <style:paragraph-properties fo:margin-top="0cm" fo:margin-bottom="0cm" loext:contextual-spacing="false"/>
    </style:style>
    <style:style style:name="P133" style:family="paragraph" style:parent-style-name="Listenabsatz" style:list-style-name="L3">
      <style:paragraph-properties fo:margin-top="0cm" fo:margin-bottom="0cm" loext:contextual-spacing="false"/>
    </style:style>
    <style:style style:name="P134" style:family="paragraph" style:parent-style-name="Listenabsatz" style:list-style-name="L4">
      <style:paragraph-properties fo:margin-top="0cm" fo:margin-bottom="0cm" loext:contextual-spacing="false"/>
    </style:style>
    <style:style style:name="P135" style:family="paragraph" style:parent-style-name="Listenabsatz" style:list-style-name="L5">
      <style:paragraph-properties fo:margin-top="0cm" fo:margin-bottom="0cm" loext:contextual-spacing="false"/>
    </style:style>
    <style:style style:name="P136" style:family="paragraph" style:parent-style-name="Listenabsatz" style:list-style-name="L6">
      <style:paragraph-properties fo:margin-top="0cm" fo:margin-bottom="0cm" loext:contextual-spacing="false"/>
      <style:text-properties officeooo:paragraph-rsid="00083224"/>
    </style:style>
    <style:style style:name="P137" style:family="paragraph" style:parent-style-name="Listenabsatz" style:list-style-name="L6">
      <style:paragraph-properties fo:margin-top="0cm" fo:margin-bottom="0cm" loext:contextual-spacing="false"/>
      <style:text-properties officeooo:paragraph-rsid="000a2e0a"/>
    </style:style>
    <style:style style:name="P138" style:family="paragraph" style:parent-style-name="Listenabsatz" style:list-style-name="L6">
      <style:paragraph-properties fo:margin-top="0cm" fo:margin-bottom="0cm" loext:contextual-spacing="false"/>
      <style:text-properties officeooo:paragraph-rsid="0013a550"/>
    </style:style>
    <style:style style:name="P139" style:family="paragraph" style:parent-style-name="Listenabsatz" style:list-style-name="L6">
      <style:paragraph-properties fo:margin-top="0cm" fo:margin-bottom="0cm" loext:contextual-spacing="false"/>
      <style:text-properties officeooo:paragraph-rsid="0011df75"/>
    </style:style>
    <style:style style:name="P140" style:family="paragraph" style:parent-style-name="Listenabsatz" style:list-style-name="L6">
      <style:paragraph-properties fo:margin-top="0cm" fo:margin-bottom="0cm" loext:contextual-spacing="false"/>
      <style:text-properties officeooo:paragraph-rsid="00360081"/>
    </style:style>
    <style:style style:name="P141" style:family="paragraph" style:parent-style-name="Listenabsatz" style:list-style-name="L7">
      <style:paragraph-properties fo:margin-top="0cm" fo:margin-bottom="0cm" loext:contextual-spacing="false"/>
      <style:text-properties officeooo:paragraph-rsid="00169af0"/>
    </style:style>
    <style:style style:name="P142" style:family="paragraph" style:parent-style-name="Listenabsatz" style:list-style-name="L7">
      <style:paragraph-properties fo:margin-top="0cm" fo:margin-bottom="0cm" loext:contextual-spacing="false"/>
      <style:text-properties officeooo:paragraph-rsid="0017e668"/>
    </style:style>
    <style:style style:name="P143" style:family="paragraph" style:parent-style-name="Listenabsatz" style:list-style-name="L7">
      <style:paragraph-properties fo:margin-top="0cm" fo:margin-bottom="0cm" loext:contextual-spacing="false"/>
      <style:text-properties fo:font-size="12pt" fo:text-shadow="none" fo:font-weight="bold" officeooo:paragraph-rsid="00169af0" style:font-size-asian="12pt" style:font-weight-asian="bold"/>
    </style:style>
    <style:style style:name="P144" style:family="paragraph" style:parent-style-name="Listenabsatz" style:list-style-name="L10">
      <style:paragraph-properties fo:margin-top="0cm" fo:margin-bottom="0cm" loext:contextual-spacing="false"/>
      <style:text-properties fo:font-size="12pt" fo:text-shadow="none" officeooo:rsid="002a96c8" officeooo:paragraph-rsid="002bca98" style:font-size-asian="12pt" style:font-size-complex="12pt"/>
    </style:style>
    <style:style style:name="P145" style:family="paragraph" style:parent-style-name="Listenabsatz" style:list-style-name="L11">
      <style:paragraph-properties fo:margin-top="0cm" fo:margin-bottom="0cm" loext:contextual-spacing="false"/>
      <style:text-properties fo:font-size="12pt" fo:text-shadow="none" officeooo:rsid="002a96c8" officeooo:paragraph-rsid="002bca98" style:font-size-asian="12pt" style:font-size-complex="12pt"/>
    </style:style>
    <style:style style:name="P146" style:family="paragraph" style:parent-style-name="Listenabsatz" style:list-style-name="L8">
      <style:paragraph-properties fo:margin-top="0cm" fo:margin-bottom="0cm" loext:contextual-spacing="false"/>
      <style:text-properties officeooo:paragraph-rsid="001c8e1c"/>
    </style:style>
    <style:style style:name="P147" style:family="paragraph" style:parent-style-name="Listenabsatz" style:list-style-name="L8">
      <style:paragraph-properties fo:margin-top="0cm" fo:margin-bottom="0cm" loext:contextual-spacing="false"/>
      <style:text-properties officeooo:paragraph-rsid="001cd016"/>
    </style:style>
    <style:style style:name="P148" style:family="paragraph" style:parent-style-name="Listenabsatz" style:list-style-name="L8">
      <style:paragraph-properties fo:margin-top="0cm" fo:margin-bottom="0cm" loext:contextual-spacing="false"/>
      <style:text-properties officeooo:paragraph-rsid="003d503d"/>
    </style:style>
    <style:style style:name="P149" style:family="paragraph" style:parent-style-name="Listenabsatz" style:list-style-name="L9">
      <style:paragraph-properties fo:margin-top="0cm" fo:margin-bottom="0cm" loext:contextual-spacing="false"/>
      <style:text-properties officeooo:paragraph-rsid="0020ad02"/>
    </style:style>
    <style:style style:name="P150" style:family="paragraph" style:parent-style-name="Listenabsatz" style:list-style-name="L9">
      <style:paragraph-properties fo:margin-top="0cm" fo:margin-bottom="0cm" loext:contextual-spacing="false"/>
      <style:text-properties officeooo:paragraph-rsid="00225fc5"/>
    </style:style>
    <style:style style:name="P151" style:family="paragraph" style:parent-style-name="Listenabsatz" style:list-style-name="L9">
      <style:paragraph-properties fo:margin-top="0cm" fo:margin-bottom="0cm" loext:contextual-spacing="false"/>
      <style:text-properties officeooo:paragraph-rsid="003f92ab"/>
    </style:style>
    <style:style style:name="P152" style:family="paragraph" style:parent-style-name="Listenabsatz" style:list-style-name="L10">
      <style:paragraph-properties fo:margin-top="0cm" fo:margin-bottom="0cm" loext:contextual-spacing="false"/>
      <style:text-properties officeooo:paragraph-rsid="002745cb"/>
    </style:style>
    <style:style style:name="P153" style:family="paragraph" style:parent-style-name="Listenabsatz" style:list-style-name="L10">
      <style:paragraph-properties fo:margin-top="0cm" fo:margin-bottom="0cm" loext:contextual-spacing="false"/>
      <style:text-properties officeooo:paragraph-rsid="002bca98"/>
    </style:style>
    <style:style style:name="P154" style:family="paragraph" style:parent-style-name="Listenabsatz" style:list-style-name="L10">
      <style:paragraph-properties fo:margin-top="0cm" fo:margin-bottom="0cm" loext:contextual-spacing="false"/>
      <style:text-properties officeooo:paragraph-rsid="00449a7a"/>
    </style:style>
    <style:style style:name="P155" style:family="paragraph" style:parent-style-name="Listenabsatz" style:list-style-name="L10">
      <style:paragraph-properties fo:margin-top="0cm" fo:margin-bottom="0cm" loext:contextual-spacing="false"/>
      <style:text-properties officeooo:paragraph-rsid="002cfbcd"/>
    </style:style>
    <style:style style:name="P156" style:family="paragraph" style:parent-style-name="Listenabsatz" style:list-style-name="L12">
      <style:paragraph-properties fo:margin-top="0cm" fo:margin-bottom="0cm" loext:contextual-spacing="false"/>
      <style:text-properties officeooo:paragraph-rsid="003161b0"/>
    </style:style>
    <style:style style:name="P157" style:family="paragraph" style:parent-style-name="Listenabsatz" style:list-style-name="L12">
      <style:paragraph-properties fo:margin-top="0cm" fo:margin-bottom="0cm" loext:contextual-spacing="false"/>
      <style:text-properties officeooo:paragraph-rsid="0032348e"/>
    </style:style>
    <style:style style:name="P158" style:family="paragraph" style:parent-style-name="Listenabsatz" style:list-style-name="L13">
      <style:paragraph-properties fo:margin-top="0cm" fo:margin-bottom="0cm" loext:contextual-spacing="false"/>
      <style:text-properties officeooo:paragraph-rsid="0032348e"/>
    </style:style>
    <style:style style:name="P159" style:family="paragraph" style:parent-style-name="Listenabsatz" style:list-style-name="L13">
      <style:paragraph-properties fo:margin-top="0cm" fo:margin-bottom="0cm" loext:contextual-spacing="false"/>
      <style:text-properties officeooo:paragraph-rsid="003323f6"/>
    </style:style>
    <style:style style:name="P160"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49332d" officeooo:paragraph-rsid="0049332d" style:font-size-asian="12pt" style:font-weight-asian="normal" style:font-size-complex="12pt" style:font-weight-complex="normal" fo:hyphenate="false"/>
    </style:style>
    <style:style style:name="P161"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54fdf4" officeooo:paragraph-rsid="006520b3" style:font-size-asian="12pt" style:font-weight-asian="normal" style:font-size-complex="12pt" style:font-weight-complex="normal" fo:hyphenate="false"/>
    </style:style>
    <style:style style:name="P162"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56d921" officeooo:paragraph-rsid="006520b3" style:font-size-asian="12pt" style:font-weight-asian="normal" style:font-size-complex="12pt" style:font-weight-complex="normal" fo:hyphenate="false"/>
    </style:style>
    <style:style style:name="P163" style:family="paragraph" style:parent-style-name="Listenabsatz" style:master-page-name="">
      <loext:graphic-properties draw:fill="none"/>
      <style:paragraph-properties fo:margin-left="0.499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4a72a8" officeooo:paragraph-rsid="004a72a8" style:font-size-asian="12pt" style:font-weight-asian="normal" style:font-size-complex="12pt" style:font-weight-complex="normal" fo:hyphenate="false"/>
    </style:style>
    <style:style style:name="P164" style:family="paragraph" style:parent-style-name="Listenabsatz">
      <loext:graphic-properties draw:fill="none"/>
      <style:paragraph-properties fo:margin-left="0.499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4a72a8" officeooo:paragraph-rsid="004a72a8" style:font-size-asian="12pt" style:font-weight-asian="normal" style:font-size-complex="12pt" style:font-weight-complex="normal" fo:hyphenate="false"/>
    </style:style>
    <style:style style:name="P165" style:family="paragraph" style:parent-style-name="Listenabsatz">
      <loext:graphic-properties draw:fill="none"/>
      <style:paragraph-properties fo:margin-left="0.7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4d6276" officeooo:paragraph-rsid="004d6276" style:font-size-asian="12pt" style:font-weight-asian="normal" style:font-size-complex="12pt" style:font-weight-complex="normal" fo:hyphenate="false"/>
    </style:style>
    <style:style style:name="P166" style:family="paragraph" style:parent-style-name="Listenabsatz">
      <loext:graphic-properties draw:fill="none"/>
      <style:paragraph-properties fo:margin-left="0.7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57cdc4" officeooo:paragraph-rsid="006520b3" style:font-size-asian="12pt" style:font-weight-asian="normal" style:font-size-complex="12pt" style:font-weight-complex="normal" fo:hyphenate="false"/>
    </style:style>
    <style:style style:name="P167" style:family="paragraph" style:parent-style-name="Listenabsatz">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4d6276" officeooo:paragraph-rsid="004d6276" style:font-size-asian="12pt" style:font-weight-asian="normal" style:font-size-complex="12pt" style:font-weight-complex="normal"/>
    </style:style>
    <style:style style:name="P168" style:family="paragraph" style:parent-style-name="Listenabsatz">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54fdf4" officeooo:paragraph-rsid="006520b3" style:font-size-asian="12pt" style:font-weight-asian="normal" style:font-size-complex="12pt" style:font-weight-complex="normal"/>
    </style:style>
    <style:style style:name="P169" style:family="paragraph" style:parent-style-name="Listenabsatz">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56d921" officeooo:paragraph-rsid="006520b3" style:font-size-asian="12pt" style:font-weight-asian="normal" style:font-size-complex="12pt" style:font-weight-complex="normal"/>
    </style:style>
    <style:style style:name="P170" style:family="paragraph" style:parent-style-name="Listenabsatz">
      <loext:graphic-properties draw:fill="none"/>
      <style:paragraph-properties fo:margin-left="0.635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57cdc4" officeooo:paragraph-rsid="006520b3" style:font-size-asian="12pt" style:font-weight-asian="normal" style:font-size-complex="12pt" style:font-weight-complex="normal" fo:hyphenate="false"/>
    </style:style>
    <style:style style:name="P171" style:family="paragraph" style:parent-style-name="Listenabsatz" style:list-style-name="L13">
      <style:paragraph-properties fo:margin-left="0cm" fo:margin-right="0cm" fo:margin-top="0cm" fo:margin-bottom="0cm" loext:contextual-spacing="false" fo:text-indent="0cm" style:auto-text-indent="false"/>
      <style:text-properties officeooo:paragraph-rsid="003323f6"/>
    </style:style>
    <style:style style:name="T1" style:family="text">
      <style:text-properties fo:font-size="12pt" fo:font-weight="bold" style:font-size-asian="12pt" style:font-weight-asian="bold"/>
    </style:style>
    <style:style style:name="T2" style:family="text">
      <style:text-properties fo:font-size="12pt" style:font-size-asian="12pt"/>
    </style:style>
    <style:style style:name="T3" style:family="text">
      <style:text-properties fo:font-size="12pt" officeooo:rsid="00083224" style:font-size-asian="12pt"/>
    </style:style>
    <style:style style:name="T4" style:family="text">
      <style:text-properties fo:font-size="12pt" officeooo:rsid="000a2e0a" style:font-size-asian="12pt"/>
    </style:style>
    <style:style style:name="T5" style:family="text">
      <style:text-properties fo:font-size="12pt" officeooo:rsid="000bfe24" style:font-size-asian="12pt"/>
    </style:style>
    <style:style style:name="T6" style:family="text">
      <style:text-properties fo:font-size="12pt" officeooo:rsid="000debd1" style:font-size-asian="12pt"/>
    </style:style>
    <style:style style:name="T7" style:family="text">
      <style:text-properties fo:font-size="12pt" officeooo:rsid="00169af0" style:font-size-asian="12pt"/>
    </style:style>
    <style:style style:name="T8" style:family="text">
      <style:text-properties fo:font-size="12pt" officeooo:rsid="0016c5e7" style:font-size-asian="12pt"/>
    </style:style>
    <style:style style:name="T9" style:family="text">
      <style:text-properties fo:font-size="12pt" officeooo:rsid="001c8e1c" style:font-size-asian="12pt"/>
    </style:style>
    <style:style style:name="T10" style:family="text">
      <style:text-properties fo:font-size="12pt" officeooo:rsid="001cd016" style:font-size-asian="12pt"/>
    </style:style>
    <style:style style:name="T11" style:family="text">
      <style:text-properties fo:font-size="12pt" officeooo:rsid="0020ad02" style:font-size-asian="12pt"/>
    </style:style>
    <style:style style:name="T12" style:family="text">
      <style:text-properties fo:font-size="12pt" officeooo:rsid="00289c3e" style:font-size-asian="12pt"/>
    </style:style>
    <style:style style:name="T13" style:family="text">
      <style:text-properties fo:font-size="12pt" officeooo:rsid="002a96c8" style:font-size-asian="12pt"/>
    </style:style>
    <style:style style:name="T14" style:family="text">
      <style:text-properties fo:font-size="12pt" officeooo:rsid="0032348e" style:font-size-asian="12pt"/>
    </style:style>
    <style:style style:name="T15" style:family="text">
      <style:text-properties fo:font-size="12pt" officeooo:rsid="0032c2e1" style:font-size-asian="12pt"/>
    </style:style>
    <style:style style:name="T16" style:family="text">
      <style:text-properties fo:font-size="12pt" officeooo:rsid="003323f6" style:font-size-asian="12pt"/>
    </style:style>
    <style:style style:name="T17" style:family="text">
      <style:text-properties fo:font-size="12pt" fo:font-weight="normal" style:font-size-asian="12pt" style:font-weight-asian="normal" style:font-weight-complex="normal"/>
    </style:style>
    <style:style style:name="T18" style:family="text">
      <style:text-properties fo:font-size="12pt" fo:text-shadow="1pt 1pt" officeooo:rsid="001cd016" style:font-size-asian="12pt"/>
    </style:style>
    <style:style style:name="T19" style:family="text">
      <style:text-properties fo:font-size="12pt" fo:text-shadow="none" style:font-size-asian="12pt"/>
    </style:style>
    <style:style style:name="T20" style:family="text">
      <style:text-properties fo:font-size="12pt" fo:text-shadow="none" officeooo:rsid="000bfe24" style:font-size-asian="12pt"/>
    </style:style>
    <style:style style:name="T21" style:family="text">
      <style:text-properties fo:font-size="12pt" fo:text-shadow="none" officeooo:rsid="00242af4" style:font-size-asian="12pt"/>
    </style:style>
    <style:style style:name="T22" style:family="text">
      <style:text-properties fo:font-size="12pt" fo:text-shadow="none" officeooo:rsid="000a2e0a" style:font-size-asian="12pt"/>
    </style:style>
    <style:style style:name="T23" style:family="text">
      <style:text-properties fo:font-size="12pt" fo:text-shadow="none" officeooo:rsid="002eaa40" style:font-size-asian="12pt"/>
    </style:style>
    <style:style style:name="T24" style:family="text">
      <style:text-properties fo:font-size="12pt" fo:text-shadow="none" officeooo:rsid="000d77c9" style:font-size-asian="12pt"/>
    </style:style>
    <style:style style:name="T25" style:family="text">
      <style:text-properties fo:font-size="12pt" fo:text-shadow="none" officeooo:rsid="0011df75" style:font-size-asian="12pt"/>
    </style:style>
    <style:style style:name="T26" style:family="text">
      <style:text-properties fo:font-size="12pt" fo:text-shadow="none" officeooo:rsid="000fe462" style:font-size-asian="12pt"/>
    </style:style>
    <style:style style:name="T27" style:family="text">
      <style:text-properties fo:font-size="12pt" fo:text-shadow="none" officeooo:rsid="00360081" style:font-size-asian="12pt"/>
    </style:style>
    <style:style style:name="T28" style:family="text">
      <style:text-properties fo:font-size="12pt" fo:text-shadow="none" officeooo:rsid="002f9b2c" style:font-size-asian="12pt"/>
    </style:style>
    <style:style style:name="T29" style:family="text">
      <style:text-properties fo:font-size="12pt" fo:text-shadow="none" officeooo:rsid="0017e668" style:font-size-asian="12pt"/>
    </style:style>
    <style:style style:name="T30" style:family="text">
      <style:text-properties fo:font-size="12pt" fo:text-shadow="none" officeooo:rsid="0039d8b9" style:font-size-asian="12pt"/>
    </style:style>
    <style:style style:name="T31" style:family="text">
      <style:text-properties fo:font-size="12pt" fo:text-shadow="none" officeooo:rsid="001cd016" style:font-size-asian="12pt"/>
    </style:style>
    <style:style style:name="T32" style:family="text">
      <style:text-properties fo:font-size="12pt" fo:text-shadow="none" officeooo:rsid="00254ad1" style:font-size-asian="12pt"/>
    </style:style>
    <style:style style:name="T33" style:family="text">
      <style:text-properties fo:font-size="12pt" fo:text-shadow="none" officeooo:rsid="003cd36a" style:font-size-asian="12pt"/>
    </style:style>
    <style:style style:name="T34" style:family="text">
      <style:text-properties fo:font-size="12pt" fo:text-shadow="none" officeooo:rsid="003d503d" style:font-size-asian="12pt"/>
    </style:style>
    <style:style style:name="T35" style:family="text">
      <style:text-properties fo:font-size="12pt" fo:text-shadow="none" officeooo:rsid="002189e5" style:font-size-asian="12pt"/>
    </style:style>
    <style:style style:name="T36" style:family="text">
      <style:text-properties fo:font-size="12pt" fo:text-shadow="none" officeooo:rsid="00225fc5" style:font-size-asian="12pt"/>
    </style:style>
    <style:style style:name="T37" style:family="text">
      <style:text-properties fo:font-size="12pt" fo:text-shadow="none" officeooo:rsid="003f92ab" style:font-size-asian="12pt"/>
    </style:style>
    <style:style style:name="T38" style:family="text">
      <style:text-properties fo:font-size="12pt" fo:text-shadow="none" officeooo:rsid="0016c5e7" style:font-size-asian="12pt"/>
    </style:style>
    <style:style style:name="T39" style:family="text">
      <style:text-properties fo:font-size="12pt" fo:text-shadow="none" officeooo:rsid="002a96c8" style:font-size-asian="12pt"/>
    </style:style>
    <style:style style:name="T40" style:family="text">
      <style:text-properties fo:font-size="12pt" fo:text-shadow="none" officeooo:rsid="002bca98" style:font-size-asian="12pt"/>
    </style:style>
    <style:style style:name="T41" style:family="text">
      <style:text-properties fo:font-size="12pt" fo:text-shadow="none" officeooo:rsid="00449a7a" style:font-size-asian="12pt"/>
    </style:style>
    <style:style style:name="T42" style:family="text">
      <style:text-properties fo:font-size="12pt" fo:text-shadow="none" officeooo:rsid="00451e0b" style:font-size-asian="12pt"/>
    </style:style>
    <style:style style:name="T43" style:family="text">
      <style:text-properties fo:font-size="12pt" fo:text-shadow="none" officeooo:rsid="002cfbcd" style:font-size-asian="12pt"/>
    </style:style>
    <style:style style:name="T44" style:family="text">
      <style:text-properties officeooo:rsid="00083224"/>
    </style:style>
    <style:style style:name="T45" style:family="text">
      <style:text-properties officeooo:rsid="000fe462"/>
    </style:style>
    <style:style style:name="T46" style:family="text">
      <style:text-properties officeooo:rsid="0011df75"/>
    </style:style>
    <style:style style:name="T47" style:family="text">
      <style:text-properties officeooo:rsid="0013a550"/>
    </style:style>
    <style:style style:name="T48" style:family="text">
      <style:text-properties officeooo:rsid="00145a06"/>
    </style:style>
    <style:style style:name="T49" style:family="text">
      <style:text-properties officeooo:rsid="0014e914"/>
    </style:style>
    <style:style style:name="T50" style:family="text">
      <style:text-properties officeooo:rsid="00169af0"/>
    </style:style>
    <style:style style:name="T51" style:family="text">
      <style:text-properties officeooo:rsid="0017e668"/>
    </style:style>
    <style:style style:name="T52" style:family="text">
      <style:text-properties officeooo:rsid="001c8e1c"/>
    </style:style>
    <style:style style:name="T53" style:family="text">
      <style:text-properties officeooo:rsid="001cd016"/>
    </style:style>
    <style:style style:name="T54" style:family="text">
      <style:text-properties officeooo:rsid="001e5945"/>
    </style:style>
    <style:style style:name="T55" style:family="text">
      <style:text-properties officeooo:rsid="0020ad02"/>
    </style:style>
    <style:style style:name="T56" style:family="text">
      <style:text-properties officeooo:rsid="00289c3e"/>
    </style:style>
    <style:style style:name="T57" style:family="text">
      <style:text-properties officeooo:rsid="002bca98"/>
    </style:style>
    <style:style style:name="T58" style:family="text">
      <style:text-properties officeooo:rsid="0032348e"/>
    </style:style>
    <style:style style:name="T59" style:family="text">
      <style:text-properties officeooo:rsid="003323f6"/>
    </style:style>
    <style:style style:name="T60" style:family="text">
      <style:text-properties officeooo:rsid="0036da68"/>
    </style:style>
    <style:style style:name="T61" style:family="text">
      <style:text-properties officeooo:rsid="0039d8b9"/>
    </style:style>
    <style:style style:name="T62" style:family="text">
      <style:text-properties officeooo:rsid="003a5e8a" style:font-weight-complex="normal"/>
    </style:style>
    <style:style style:name="T63" style:family="text">
      <style:text-properties officeooo:rsid="000fe462" style:font-weight-complex="normal"/>
    </style:style>
    <style:style style:name="T64" style:family="text">
      <style:text-properties officeooo:rsid="0017e668" style:font-weight-complex="normal"/>
    </style:style>
    <style:style style:name="T65" style:family="text">
      <style:text-properties officeooo:rsid="0011df75" style:font-weight-complex="normal"/>
    </style:style>
    <style:style style:name="T66" style:family="text">
      <style:text-properties officeooo:rsid="003c0579"/>
    </style:style>
    <style:style style:name="T67" style:family="text">
      <style:text-properties officeooo:rsid="00409d82"/>
    </style:style>
    <style:style style:name="T68" style:family="text">
      <style:text-properties officeooo:rsid="0041020a"/>
    </style:style>
    <style:style style:name="T69" style:family="text">
      <style:text-properties officeooo:rsid="00443a0d"/>
    </style:style>
    <style:style style:name="T70" style:family="text">
      <style:text-properties officeooo:rsid="00451e0b"/>
    </style:style>
    <style:style style:name="T71" style:family="text">
      <style:text-properties officeooo:rsid="00477567"/>
    </style:style>
    <style:style style:name="T72" style:family="text">
      <style:text-properties style:font-name="Calibri" style:text-underline-style="none" fo:font-weight="normal" style:font-weight-asian="normal" style:font-weight-complex="normal"/>
    </style:style>
    <style:style style:name="T73" style:family="text">
      <style:text-properties style:font-name="Calibri" style:text-underline-style="none" fo:font-weight="normal" officeooo:rsid="00228564" style:font-weight-asian="normal" style:font-weight-complex="normal"/>
    </style:style>
    <style:style style:name="T74" style:family="text">
      <style:text-properties style:font-name="Calibri" style:text-underline-style="none" fo:font-weight="normal" officeooo:rsid="0049332d" style:font-weight-asian="normal" style:font-weight-complex="normal"/>
    </style:style>
    <style:style style:name="T75" style:family="text">
      <style:text-properties style:font-name="Calibri" style:text-underline-style="none" officeooo:rsid="004a72a8" style:font-size-complex="12pt" style:font-weight-complex="normal"/>
    </style:style>
    <style:style style:name="T76" style:family="text">
      <style:text-properties style:font-name="Calibri" style:text-underline-style="none" officeooo:rsid="005cf9a7" style:font-size-complex="12pt" style:font-weight-complex="normal"/>
    </style:style>
    <style:style style:name="T77" style:family="text">
      <style:text-properties officeooo:rsid="0049332d"/>
    </style:style>
    <style:style style:name="T78" style:family="text">
      <style:text-properties officeooo:rsid="004a72a8"/>
    </style:style>
    <style:style style:name="T79" style:family="text">
      <style:text-properties officeooo:rsid="004aa6db"/>
    </style:style>
    <style:style style:name="T80" style:family="text">
      <style:text-properties officeooo:rsid="004c9bed"/>
    </style:style>
    <style:style style:name="T81" style:family="text">
      <style:text-properties officeooo:rsid="004d6276"/>
    </style:style>
    <style:style style:name="T82" style:family="text">
      <style:text-properties officeooo:rsid="0022b51b"/>
    </style:style>
    <style:style style:name="T83" style:family="text">
      <style:text-properties officeooo:rsid="005041ae"/>
    </style:style>
    <style:style style:name="T84" style:family="text">
      <style:text-properties officeooo:rsid="0051cbb9"/>
    </style:style>
    <style:style style:name="T85" style:family="text">
      <style:text-properties officeooo:rsid="0054fdf4"/>
    </style:style>
    <style:style style:name="T86" style:family="text">
      <style:text-properties officeooo:rsid="001f0b1b"/>
    </style:style>
    <style:style style:name="T87" style:family="text">
      <style:text-properties officeooo:rsid="0056d921"/>
    </style:style>
    <style:style style:name="T88" style:family="text">
      <style:text-properties officeooo:rsid="0057cdc4"/>
    </style:style>
    <style:style style:name="T89" style:family="text">
      <style:text-properties officeooo:rsid="005a2cd0"/>
    </style:style>
    <style:style style:name="T90" style:family="text">
      <style:text-properties officeooo:rsid="0024319e"/>
    </style:style>
    <style:style style:name="T91" style:family="text">
      <style:text-properties officeooo:rsid="005a781c"/>
    </style:style>
    <style:style style:name="T92"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Anwendungsfälle – Phase 2</text:p>
      <text:p text:style-name="P1"/>
      <text:list xml:id="list5950321944106103063" text:style-name="L1">
        <text:list-item>
          <text:p text:style-name="P124">Teamerstellung [AF-3]</text:p>
        </text:list-item>
      </text:list>
      <text:p text:style-name="P7"/>
      <text:p text:style-name="P15"><text:span text:style-name="Absatz-Standardschriftart"><text:span text:style-name="T1">Titel:</text:span></text:span><text:span text:style-name="Absatz-Standardschriftart"><text:span text:style-name="T2"> Teamerstellung</text:span></text:span></text:p>
      <text:p text:style-name="P15"><text:span text:style-name="Absatz-Standardschriftart"><text:span text:style-name="T1">Akteur:</text:span></text:span><text:span text:style-name="Absatz-Standardschriftart"><text:span text:style-name="T2"> Student</text:span></text:span></text:p>
      <text:p text:style-name="P15"><text:span text:style-name="Absatz-Standardschriftart"><text:span text:style-name="T1">Ziel:</text:span></text:span><text:span text:style-name="Absatz-Standardschriftart"><text:span text:style-name="T2"> Die Erstellung eines Teams für eine Veranstaltung</text:span></text:span></text:p>
      <text:p text:style-name="P23">Auslöser:</text:p>
      <text:p text:style-name="P31">Student möchte ein Team für eine Veranstaltung erstellen.</text:p>
      <text:p text:style-name="P23"/>
      <text:p text:style-name="P23">Vorbedingungen:</text:p>
      <text:p text:style-name="P31">Student ist eingeloggt und für die Veranstaltung angemeldet und noch kein Mitglied in einem anderen Team innerhalb dieser Veranstaltung.</text:p>
      <text:p text:style-name="P23"/>
      <text:p text:style-name="P23">Nachbedingung:</text:p>
      <text:p text:style-name="P31">Es wurde erfolgreich ein Team für die Veranstaltung erstellt und der Student ist Teamgründer dieses Teams und somit nicht mehr im Pool für Einzelanmeldungen gespeichert, sondern im Pool für Teamanmeldungen.</text:p>
      <text:p text:style-name="P23"/>
      <text:p text:style-name="P23">Erfolgsszenario:</text:p>
      <text:list xml:id="list2399604833104713375" text:style-name="L2">
        <text:list-item>
          <text:p text:style-name="P132"><text:span text:style-name="Absatz-Standardschriftart"><text:span text:style-name="T2">Student ruft die UniKit-Website auf und meldet sich an.</text:span></text:span></text:p>
        </text:list-item>
        <text:list-item>
          <text:p text:style-name="P132"><text:span text:style-name="Absatz-Standardschriftart"><text:span text:style-name="T2">Student navigiert zu seinen angemeldeten Veranstaltungen und klickt auf die gewünschte Veranstaltung für die er ein Team erstellen möchte.</text:span></text:span></text:p>
        </text:list-item>
        <text:list-item>
          <text:p text:style-name="P132"><text:span text:style-name="Absatz-Standardschriftart"><text:span text:style-name="T2">Das System leitet den Studenten auf die entsprechende Übersichtsseite der Veranstaltung weiter.</text:span></text:span></text:p>
        </text:list-item>
        <text:list-item>
          <text:p text:style-name="P132"><text:span text:style-name="Absatz-Standardschriftart"><text:span text:style-name="T2">Student klickt auf den Button „Team Erstellen“.</text:span></text:span></text:p>
        </text:list-item>
        <text:list-item>
          <text:p text:style-name="P132"><text:span text:style-name="Absatz-Standardschriftart"><text:span text:style-name="T2">Das System öffnet das </text:span></text:span><text:span text:style-name="Absatz-Standardschriftart"><text:span text:style-name="T6">F</text:span></text:span><text:span text:style-name="Absatz-Standardschriftart"><text:span text:style-name="T2">ormular für die Teamerstellung.</text:span></text:span></text:p>
        </text:list-item>
        <text:list-item>
          <text:p text:style-name="P132"><text:span text:style-name="Absatz-Standardschriftart"><text:span text:style-name="T2">Student bearbeitet das Formular für die Teamerstellung und gibt einen Namen für das Team ein.</text:span></text:span></text:p>
          <text:list>
            <text:list-item>
              <text:p text:style-name="P132"><text:span text:style-name="Absatz-Standardschriftart"><text:span text:style-name="T2">Student hat die Möglichkeit auf den Button „Mitglieder Einladen“ zu drücken.</text:span></text:span></text:p>
              <text:list>
                <text:list-item>
                  <text:p text:style-name="P132"><text:span text:style-name="Absatz-Standardschriftart"><text:span text:style-name="T2">Das System öffnet einen Dialog, in dem der Student entweder nach anderen Studenten der Hochschule im Feld „Suchen“ suchen kann oder per Angabe der Emailadresse Einladungen direkt versenden kann. Dieser Dialog ist im UseCase „Einladung durch Team“ näher spezifiziert.</text:span></text:span></text:p>
                </text:list-item>
              </text:list>
            </text:list-item>
          </text:list>
        </text:list-item>
        <text:list-item>
          <text:p text:style-name="P132"><text:span text:style-name="Absatz-Standardschriftart"><text:span text:style-name="T2">Student klickt auf den Button „OK“.</text:span></text:span></text:p>
        </text:list-item>
        <text:list-item>
          <text:p text:style-name="P132"><text:span text:style-name="Absatz-Standardschriftart"><text:span text:style-name="T2">Das System überprüft die Eingaben auf ihre Richtigkeit.</text:span></text:span></text:p>
          <text:list>
            <text:list-item>
              <text:p text:style-name="P132"><text:span text:style-name="Absatz-Standardschriftart"><text:span text:style-name="T2">Wurde ein Name angegeben? </text:span></text:span></text:p>
            </text:list-item>
            <text:list-item>
              <text:p text:style-name="P132"><text:span text:style-name="Absatz-Standardschriftart"><text:span text:style-name="T2">Ist der Name bereits vergeben?</text:span></text:span></text:p>
            </text:list-item>
            <text:list-item>
              <text:p text:style-name="P132"><text:span text:style-name="Absatz-Standardschriftart"><text:span text:style-name="T2">Sind die Emailadressen der Einladungen gültig? </text:span></text:span></text:p>
            </text:list-item>
          </text:list>
        </text:list-item>
        <text:list-item>
          <text:p text:style-name="P132"><text:span text:style-name="Absatz-Standardschriftart"><text:span text:style-name="T2">Das System verschickt die Einladungen, registriert das Team und das Team erscheint in der Teamübersicht. </text:span></text:span></text:p>
        </text:list-item>
        <text:list-item>
          <text:p text:style-name="P132"><text:soft-page-break/><text:span text:style-name="Absatz-Standardschriftart"><text:span text:style-name="T2">Das System verschiebt Student aus dem Pool für Einzelanmeldungen in den Pool für Teamanmeldungen.</text:span></text:span></text:p>
        </text:list-item>
      </text:list>
      <text:p text:style-name="P83"><text:span text:style-name="Absatz-Standardschriftart"><text:span text:style-name="T2"/></text:span></text:p>
      <text:p text:style-name="P84"/>
      <text:p text:style-name="P23">Erweiterungen:</text:p>
      <text:p text:style-name="P23"/>
      <text:p text:style-name="P56">4. Der Button „Team Erstellen“ steht dem Studenten nur zur Verfügung, wenn er in keinem anderen Team innerhalb dieser Veranstaltung Mitglied ist.</text:p>
      <text:p text:style-name="P23"/>
      <text:p text:style-name="P31">8. Falls die Prüfung Fehler aufdeckt: System markiert die Stellen im Formular, erläutert den Fehler und fordert Student zur Korrektur auf.</text:p>
      <text:p text:style-name="P23"/>
      <text:p text:style-name="P23">Fehlerfälle:</text:p>
      <text:p text:style-name="P23"/>
      <text:p text:style-name="P31">1.a Benutzeranmeldung des Studenten schlägt fehl: System meldet Anmeldungsfehler und fordert zur nochmaligen Eingabe auf.</text:p>
      <text:p text:style-name="P31"/>
      <text:p text:style-name="P31">7.a Student klickt den Button „Abbrechen“: System beendet den Teamerstellungsvorgang.</text:p>
      <text:p text:style-name="P31"/>
      <text:p text:style-name="P31">8.a Wurde kein Name für das Team angegeben, so erstellt das System ein Team mit einem eindeutige Default-Namen, zum Beispiel: „t001“.</text:p>
      <text:p text:style-name="P31"/>
      <text:p text:style-name="P92"><text:span text:style-name="T71">8b. I</text:span>st der Student bereits in einem anderen Team angemeldet, <text:span text:style-name="T71">kann er kein Team gründen.</text:span></text:p>
      <text:p text:style-name="P103"/>
      <text:p text:style-name="P92"><text:span text:style-name="T71">8c. N</text:span>ach der Teamerstellung <text:span text:style-name="T71">müssen </text:span>seine Beitrittsanfragen an andere Teams gelöscht <text:span text:style-name="T71">werden.</text:span></text:p>
      <text:p text:style-name="P103"/>
      <text:p text:style-name="P76"><text:span text:style-name="T71">8d. N</text:span>ach der Teamerstellung <text:span text:style-name="T71">müssen </text:span>seine Einladungen von anderen Teams gelöscht <text:span text:style-name="T71">sein.</text:span></text:p>
      <text:p text:style-name="P76"/>
      <text:p text:style-name="P101"><text:span text:style-name="T74">8e. W</text:span><text:span text:style-name="T72">urde inzwischen eine Beitrittsanfrage </text:span><text:span text:style-name="T73">des Studenten von einem Team</text:span><text:span text:style-name="T72"> angenommen (er ist also schon Teammitglied in einem anderen Team), </text:span><text:span text:style-name="T74">muss diese gelöscht werden.</text:span></text:p>
      <text:p text:style-name="P160"/>
      <text:p text:style-name="P77"><text:span text:style-name="T77">8f. S</text:span>ind <text:span text:style-name="T77">keine</text:span> Kursteilnehmer ohne Team <text:span text:style-name="T77">mehr übrig, ist</text:span> keine Teambildung möglich.</text:p>
      <text:p text:style-name="P53"/>
      <text:p text:style-name="P23">Häufigkeit (grob):</text:p>
      <text:p text:style-name="P31"/>
      <text:p text:style-name="P31">Pro Student innerhalb von ca. zwei Wochen im <text:span text:style-name="T49">Semester</text:span> bis zu 5 mal. (Eher weniger)</text:p>
      <text:p text:style-name="P31"/>
      <text:p text:style-name="P23">Anforderungen:</text:p>
      <text:p text:style-name="P23"/>
      <text:p text:style-name="P31"><text:soft-page-break/>A1: Dauer von Absetzen http-Request bis Empfang der Antwort am Browser des Studenten maximal 2 Sekunden (Standard-Benchmarking-Umgebung).</text:p>
      <text:p text:style-name="P7"/>
      <text:p text:style-name="P7"/>
      <text:p text:style-name="P7"/>
      <text:list xml:id="list201532917141121" text:continue-list="list5950321944106103063" text:style-name="L1">
        <text:list-item>
          <text:p text:style-name="P124">Teamlöschung [AF-4]</text:p>
        </text:list-item>
      </text:list>
      <text:p text:style-name="P7"/>
      <text:p text:style-name="P15"><text:span text:style-name="Absatz-Standardschriftart"><text:span text:style-name="T1">Titel:</text:span></text:span><text:span text:style-name="Absatz-Standardschriftart"><text:span text:style-name="T2"> Teamlöschung</text:span></text:span></text:p>
      <text:p text:style-name="P15"><text:span text:style-name="Absatz-Standardschriftart"><text:span text:style-name="T1">Akteur:</text:span></text:span><text:span text:style-name="Absatz-Standardschriftart"><text:span text:style-name="T2"> Student</text:span></text:span></text:p>
      <text:p text:style-name="P15"><text:span text:style-name="Absatz-Standardschriftart"><text:span text:style-name="T1">Ziel:</text:span></text:span><text:span text:style-name="Absatz-Standardschriftart"><text:span text:style-name="T2"> Die Löschung eines Teams in einer Veranstaltung</text:span></text:span></text:p>
      <text:p text:style-name="P23">Auslöser:</text:p>
      <text:p text:style-name="P31">Student möchte ein Team in dem er Mitglied ist löschen.</text:p>
      <text:p text:style-name="P23"/>
      <text:p text:style-name="P23">Vorbedingungen:</text:p>
      <text:p text:style-name="P31">Student ist eingeloggt und Mitglied eines Teams.</text:p>
      <text:p text:style-name="P23"/>
      <text:p text:style-name="P23">Nachbedingung:</text:p>
      <text:p text:style-name="P31">Das Team wurde erfolgreich aus der Datenbank gelöscht. Alle Teammitglieder wurden im Pool für Einzelanmeldungen gespeichert und aus dem Pool für Teamanmeldungen entfernt.</text:p>
      <text:p text:style-name="P23"/>
      <text:p text:style-name="P23">Erfolgsszenario:</text:p>
      <text:list xml:id="list2115401536840842016" text:style-name="L3">
        <text:list-item>
          <text:p text:style-name="P133"><text:span text:style-name="Absatz-Standardschriftart"><text:span text:style-name="T2">Student ruft die UniKit-Website auf und meldet sich an.</text:span></text:span></text:p>
        </text:list-item>
        <text:list-item>
          <text:p text:style-name="P133"><text:span text:style-name="Absatz-Standardschriftart"><text:span text:style-name="T2">Student navigiert zu seinen angemeldeten Veranstaltungen und klickt auf die gewünschte Veranstaltung für die er das Team löschen möchte.</text:span></text:span></text:p>
        </text:list-item>
        <text:list-item>
          <text:p text:style-name="P133"><text:span text:style-name="Absatz-Standardschriftart"><text:span text:style-name="T2">Das System leitet den Studenten auf die entsprechende Übersichtsseite der Veranstaltung weiter.</text:span></text:span></text:p>
        </text:list-item>
        <text:list-item>
          <text:p text:style-name="P133"><text:span text:style-name="Absatz-Standardschriftart"><text:span text:style-name="T2">Student klickt auf den Button „Team Bearbeiten“.</text:span></text:span></text:p>
        </text:list-item>
        <text:list-item>
          <text:p text:style-name="P133"><text:span text:style-name="Absatz-Standardschriftart"><text:span text:style-name="T2">Das System leitet den Studenten auf die entsprechende Übersichtsseite des Teams weiter.</text:span></text:span></text:p>
        </text:list-item>
        <text:list-item>
          <text:p text:style-name="P133"><text:span text:style-name="Absatz-Standardschriftart"><text:span text:style-name="T2">Student klickt auf den Button „Team Löschen“.</text:span></text:span></text:p>
        </text:list-item>
        <text:list-item>
          <text:p text:style-name="P133"><text:span text:style-name="Absatz-Standardschriftart"><text:span text:style-name="T2">Das System öffnet einen Dialog, klärt den Studenten über die Folgen seines Vorhabens auf und fragt ihn, ob er sich wirklich sicher sei.</text:span></text:span></text:p>
        </text:list-item>
        <text:list-item>
          <text:p text:style-name="P133"><text:span text:style-name="Absatz-Standardschriftart"><text:span text:style-name="T2">Student klickt auf den Button „Ja“.</text:span></text:span></text:p>
        </text:list-item>
        <text:list-item>
          <text:p text:style-name="P133"><text:span text:style-name="Absatz-Standardschriftart"><text:span text:style-name="T2">Das System verschiebt alle Teammitglieder aus der Teamanmeldungs-Tabelle in die Tabelle Einzelanmeldungen und löscht das Team aus der Datenbank.</text:span></text:span></text:p>
        </text:list-item>
        <text:list-item>
          <text:p text:style-name="P133"><text:span text:style-name="Absatz-Standardschriftart"><text:span text:style-name="T2">Das System informiert alle Teammitglieder per Email über die Änderung.</text:span></text:span></text:p>
        </text:list-item>
        <text:list-item>
          <text:p text:style-name="P133"><text:span text:style-name="Absatz-Standardschriftart"><text:span text:style-name="T2">Das System leitet den eingeloggten Studenten auf die Übersichtsseite der Veranstaltung weiter.</text:span></text:span></text:p>
        </text:list-item>
      </text:list>
      <text:p text:style-name="P23"/>
      <text:p text:style-name="P23">Erweiterungen:</text:p>
      <text:p text:style-name="P23"/>
      <text:p text:style-name="P23">Fehlerfälle:</text:p>
      <text:p text:style-name="P23"><text:soft-page-break/></text:p>
      <text:p text:style-name="P31">1.a Benutzeranmeldung des Studenten schlägt fehl: System meldet Anmeldungsfehler und fordert zur nochmaligen Eingabe auf.</text:p>
      <text:p text:style-name="P31"/>
      <text:p text:style-name="P31">6.a Student klickt den Button „Abbrechen“: System beendet den Dialog und nimmt keinerlei Änderungen vor.</text:p>
      <text:p text:style-name="P75"/>
      <text:p text:style-name="P93"/>
      <text:p text:style-name="P104"/>
      <text:p text:style-name="P93"><text:span text:style-name="T78">9.a N</text:span>ach dem Löschen <text:span text:style-name="T78">müssen </text:span>alle offenen Beitrittsanfragen an das Team gelöscht <text:span text:style-name="T78">werden</text:span> (Ansicht des Anfragenden).</text:p>
      <text:p text:style-name="P104"/>
      <text:p text:style-name="P116"><text:span text:style-name="T78">9.b N</text:span>ach dem Löschen <text:span text:style-name="T78">müssen</text:span> alle offenen Einladungen gelöscht <text:span text:style-name="T78">werden </text:span>(Ansicht der Eingeladenen).</text:p>
      <text:p text:style-name="P88"/>
      <text:p text:style-name="P163">9.c Einladung wird angenommen/abgelehnt, während das Team gelöscht wird</text:p>
      <text:p text:style-name="P116"/>
      <text:p text:style-name="P164">9.d Beitrittsanfrage wird gestellt während das Team gelöscht wird</text:p>
      <text:p text:style-name="P118"/>
      <text:p text:style-name="P163">9.e Teammitglied will Team verlassen während das Team gelöscht wird</text:p>
      <text:p text:style-name="P118"/>
      <text:p text:style-name="P164">9.f Teammitglied wird entfernt während das Team gelöscht wird</text:p>
      <text:p text:style-name="P118"/>
      <text:p text:style-name="P164">9.g Einladung wird verschickt während das Team gelöscht wird</text:p>
      <text:p text:style-name="P118"/>
      <text:p text:style-name="P117"><text:span text:style-name="T75">9.</text:span><text:span text:style-name="T76">h</text:span><text:span text:style-name="T75"> Beitrittsanfrage wird angenommen/ abgelehnt während das Team gelöscht wird</text:span></text:p>
      <text:p text:style-name="P23"/>
      <text:p text:style-name="P23">Häufigkeit (grob):</text:p>
      <text:p text:style-name="P31"/>
      <text:p text:style-name="P31">Pro Student innerhalb von ca. zwei Wochen im <text:span text:style-name="T49">Semster</text:span> bis zu 5 mal. (Eher weniger)</text:p>
      <text:p text:style-name="P31"/>
      <text:p text:style-name="P23">Anforderungen:</text:p>
      <text:p text:style-name="P23"/>
      <text:p text:style-name="P31">A1: Dauer von Absetzen http-Request bis Empfang der Antwort am Browser des Studenten maximal 2 Sekunden (Standard-Benchmarking-Umgebung).</text:p>
      <text:p text:style-name="P7"/>
      <text:list xml:id="list201533844350781" text:continue-list="list201532917141121" text:style-name="L1">
        <text:list-item>
          <text:p text:style-name="P124">Student verlässt Team [AF-5]</text:p>
        </text:list-item>
      </text:list>
      <text:p text:style-name="P7"/>
      <text:p text:style-name="P15"><text:span text:style-name="Absatz-Standardschriftart"><text:span text:style-name="T1">Titel:</text:span></text:span><text:span text:style-name="Absatz-Standardschriftart"><text:span text:style-name="T2"> Student verlässt Team</text:span></text:span></text:p>
      <text:p text:style-name="P15"><text:span text:style-name="Absatz-Standardschriftart"><text:span text:style-name="T1">Akteur:</text:span></text:span><text:span text:style-name="Absatz-Standardschriftart"><text:span text:style-name="T2"> Student – Teammitglied </text:span></text:span></text:p>
      <text:p text:style-name="P15"><text:span text:style-name="Absatz-Standardschriftart"><text:span text:style-name="T1">Ziel:</text:span></text:span><text:span text:style-name="Absatz-Standardschriftart"><text:span text:style-name="T2"> Student ist nicht mehr Teil des Teams.</text:span></text:span></text:p>
      <text:p text:style-name="P23">Auslöser:</text:p>
      <text:p text:style-name="P31">Student möchte ein Team in dem er Mitglied ist verlassen.</text:p>
      <text:p text:style-name="P23"><text:soft-page-break/></text:p>
      <text:p text:style-name="P23">Vorbedingungen:</text:p>
      <text:p text:style-name="P31">Student ist eingeloggt und Mitglied eines Teams.</text:p>
      <text:p text:style-name="P23"/>
      <text:p text:style-name="P23">Nachbedingung:</text:p>
      <text:p text:style-name="P31">Der Student ist nicht mehr Mitglied des Teams und wurde aus dem Pool für Teamanmeldungen in den den Pool für Einzelanmeldungen verschoben. </text:p>
      <text:p text:style-name="P23"/>
      <text:p text:style-name="P23">Erfolgsszenario:</text:p>
      <text:list xml:id="list1355470231361644381" text:style-name="L4">
        <text:list-item>
          <text:p text:style-name="P134"><text:span text:style-name="Absatz-Standardschriftart"><text:span text:style-name="T2">Student ruft die UniKit-Website auf und meldet sich an.</text:span></text:span></text:p>
        </text:list-item>
        <text:list-item>
          <text:p text:style-name="P134"><text:span text:style-name="Absatz-Standardschriftart"><text:span text:style-name="T2">Student navigiert zu seinen angemeldeten Veranstaltungen und klickt auf die gewünschte Veranstaltung in der er das Team verlassen möchte.</text:span></text:span></text:p>
        </text:list-item>
        <text:list-item>
          <text:p text:style-name="P134"><text:span text:style-name="Absatz-Standardschriftart"><text:span text:style-name="T2">Das System leitet den Studenten auf die entsprechende Übersichtsseite der Veranstaltung weiter.</text:span></text:span></text:p>
        </text:list-item>
        <text:list-item>
          <text:p text:style-name="P134"><text:span text:style-name="Absatz-Standardschriftart"><text:span text:style-name="T2">Student klickt auf den Button „Team Bearbeiten“.</text:span></text:span></text:p>
        </text:list-item>
        <text:list-item>
          <text:p text:style-name="P134"><text:span text:style-name="Absatz-Standardschriftart"><text:span text:style-name="T2">Das System leitet den Studenten auf die entsprechende Übersichtsseite des Teams weiter.</text:span></text:span></text:p>
        </text:list-item>
        <text:list-item>
          <text:p text:style-name="P134"><text:span text:style-name="Absatz-Standardschriftart"><text:span text:style-name="T2">Student klickt auf den Button „Team verlassen“.</text:span></text:span></text:p>
        </text:list-item>
        <text:list-item>
          <text:p text:style-name="P134"><text:span text:style-name="Absatz-Standardschriftart"><text:span text:style-name="T2">Das System öffnet einen Dialog, klärt den Studenten über die Folgen seines Vorhabens auf und fragt ihn, ob er sich wirklich sicher sei.</text:span></text:span></text:p>
        </text:list-item>
        <text:list-item>
          <text:p text:style-name="P134"><text:span text:style-name="Absatz-Standardschriftart"><text:span text:style-name="T2">Student klickt auf den Button „Ja“.</text:span></text:span></text:p>
        </text:list-item>
        <text:list-item>
          <text:p text:style-name="P134"><text:span text:style-name="Absatz-Standardschriftart"><text:span text:style-name="T2">Das System verschiebt den Studenten aus der Teamanmeldungs-Tabelle in die Tabelle für Einzelanmeldungen.</text:span></text:span></text:p>
        </text:list-item>
        <text:list-item>
          <text:p text:style-name="P134"><text:span text:style-name="Absatz-Standardschriftart"><text:span text:style-name="T2">Das System informiert alle Studenten per Email über die Änderung.</text:span></text:span></text:p>
        </text:list-item>
      </text:list>
      <text:p text:style-name="P23"/>
      <text:p text:style-name="P23">Erweiterungen:</text:p>
      <text:p text:style-name="P23"/>
      <text:p text:style-name="P23">Fehlerfälle:</text:p>
      <text:p text:style-name="P23"/>
      <text:p text:style-name="P31">1.a Benutzeranmeldung des Studenten schlägt fehl: System meldet Anmeldungsfehler und fordert zur nochmaligen Eingabe auf.</text:p>
      <text:p text:style-name="P31"/>
      <text:p text:style-name="P31">4.a Wenn der Student das einzige Teammitglied ist: System meldet Fehler und teilt dem Studenten mit, dass er das einzige Teammitglied ist und das Team nicht verlassen kann. Das System fragt den Studenten um Erlaubnis dieses Team löschen zu dürfen. </text:p>
      <text:p text:style-name="P31"/>
      <text:p text:style-name="P31">6.a Student klickt den Button „Abbrechen“: System beendet den Dialog und nimmt keinerlei Änderungen vor.</text:p>
      <text:p text:style-name="P31"/>
      <text:p text:style-name="P94"><text:span text:style-name="T79">8.a I</text:span>st der Student kein Teammitglied mehr, <text:span text:style-name="T79">da er entfernt wurde, kann er das Team nicht mehr verlassen.</text:span></text:p>
      <text:p text:style-name="P105"/>
      <text:p text:style-name="P106"><text:span text:style-name="T80">8.b Das </text:span>Team wurde in der Zwischenzeit gelöscht</text:p>
      <text:p text:style-name="P114"/>
      <text:p text:style-name="P23"><text:soft-page-break/>Häufigkeit (grob):</text:p>
      <text:p text:style-name="P31"/>
      <text:p text:style-name="P31">Pro Student innerhalb von ca. zwei Wochen im <text:span text:style-name="T49">Semster</text:span> bis zu 5 mal. (Eher weniger)</text:p>
      <text:p text:style-name="P31"/>
      <text:p text:style-name="P23">Anforderungen:</text:p>
      <text:p text:style-name="P23"/>
      <text:p text:style-name="P31">A1: Dauer von Absetzen http-Request bis Empfang der Antwort am Browser des Studenten maximal 2 Sekunden (Standard-Benchmarking-Umgebung).</text:p>
      <text:p text:style-name="P31"/>
      <text:p text:style-name="P31"/>
      <text:p text:style-name="P31"/>
      <text:p text:style-name="P31"/>
      <text:list xml:id="list201533493099795" text:continue-list="list201533844350781" text:style-name="L1">
        <text:list-item>
          <text:p text:style-name="P124">Student aus Team entfernen [AF-6]</text:p>
        </text:list-item>
      </text:list>
      <text:p text:style-name="P7"/>
      <text:p text:style-name="P15"><text:span text:style-name="Absatz-Standardschriftart"><text:span text:style-name="T1">Titel:</text:span></text:span><text:span text:style-name="Absatz-Standardschriftart"><text:span text:style-name="T2"> Student aus Team entfernen</text:span></text:span></text:p>
      <text:p text:style-name="P15"><text:span text:style-name="Absatz-Standardschriftart"><text:span text:style-name="T1">Akteur:</text:span></text:span><text:span text:style-name="Absatz-Standardschriftart"><text:span text:style-name="T2"> Student – Teammitglied </text:span></text:span></text:p>
      <text:p text:style-name="P15"><text:span text:style-name="Absatz-Standardschriftart"><text:span text:style-name="T1">Ziel: </text:span></text:span><text:span text:style-name="Absatz-Standardschriftart"><text:span text:style-name="T17">Ausgewählter </text:span></text:span><text:span text:style-name="Absatz-Standardschriftart"><text:span text:style-name="T2">Student ist nicht mehr Teil des Teams.</text:span></text:span></text:p>
      <text:p text:style-name="P23">Auslöser:</text:p>
      <text:p text:style-name="P31">Student möchte ein Teammitglied aus dem Team entfernen.</text:p>
      <text:p text:style-name="P23"/>
      <text:p text:style-name="P23">Vorbedingungen:</text:p>
      <text:p text:style-name="P31">Student ist eingeloggt und Mitglied eines Teams.</text:p>
      <text:p text:style-name="P23"/>
      <text:p text:style-name="P23">Nachbedingung:</text:p>
      <text:p text:style-name="P31">Der ausgewählte Student ist nicht mehr Mitglied des Teams und wurde aus dem Pool für Teamanmeldungen in den den Pool für Einzelanmeldungen verschoben. </text:p>
      <text:p text:style-name="P23"/>
      <text:p text:style-name="P23">Erfolgsszenario:</text:p>
      <text:list xml:id="list5049596819763967231" text:style-name="L5">
        <text:list-item>
          <text:p text:style-name="P135"><text:span text:style-name="Absatz-Standardschriftart"><text:span text:style-name="T2">Student ruft die UniKit-Website auf und meldet sich an.</text:span></text:span></text:p>
        </text:list-item>
        <text:list-item>
          <text:p text:style-name="P135"><text:span text:style-name="Absatz-Standardschriftart"><text:span text:style-name="T2">Student navigiert zu seinen angemeldeten Veranstaltungen und klickt auf die gewünschte Veranstaltung in der er ein Teammitglied aus seinem Team entfernen möchte.</text:span></text:span></text:p>
        </text:list-item>
        <text:list-item>
          <text:p text:style-name="P135"><text:span text:style-name="Absatz-Standardschriftart"><text:span text:style-name="T2">Das System leitet den Studenten auf die entsprechende Übersichtsseite der Veranstaltung weiter.</text:span></text:span></text:p>
        </text:list-item>
        <text:list-item>
          <text:p text:style-name="P135"><text:span text:style-name="Absatz-Standardschriftart"><text:span text:style-name="T2">Student klickt auf den Button „Team Bearbeiten“.</text:span></text:span></text:p>
        </text:list-item>
        <text:list-item>
          <text:p text:style-name="P135"><text:span text:style-name="Absatz-Standardschriftart"><text:span text:style-name="T2">Das System leitet den Studenten auf die entsprechende Übersichtsseite des Teams weiter.</text:span></text:span></text:p>
        </text:list-item>
        <text:list-item>
          <text:p text:style-name="P135"><text:span text:style-name="Absatz-Standardschriftart"><text:span text:style-name="T2">Student sieht die Übersicht aller Teammitglieder und klickt den Button „Entfernen“ hinter dem gewünschten Studenten, der entfernt werden soll.</text:span></text:span></text:p>
        </text:list-item>
        <text:list-item>
          <text:p text:style-name="P135"><text:span text:style-name="Absatz-Standardschriftart"><text:span text:style-name="T2">Das System öffnet einen Dialog, klärt den Studenten über die Folgen seines Vorhabens auf und fragt ihn, ob er sich wirklich sicher sei.</text:span></text:span></text:p>
        </text:list-item>
        <text:list-item>
          <text:p text:style-name="P135"><text:span text:style-name="Absatz-Standardschriftart"><text:span text:style-name="T2">Student klickt auf den Button „Ja“.</text:span></text:span></text:p>
        </text:list-item>
        <text:list-item>
          <text:p text:style-name="P135"><text:span text:style-name="Absatz-Standardschriftart"><text:span text:style-name="T2">Das System verschiebt den ausgewählten Studenten aus der Teamanmeldungs-Tabelle in die Tabelle für Einzelanmeldungen und entfernt ihn aus dem Team.</text:span></text:span></text:p>
        </text:list-item>
        <text:list-item>
          <text:p text:style-name="P135"><text:soft-page-break/><text:span text:style-name="Absatz-Standardschriftart"><text:span text:style-name="T2">Das System informiert den entfernten Studenten per Email über die Änderung.</text:span></text:span></text:p>
        </text:list-item>
      </text:list>
      <text:p text:style-name="P23"/>
      <text:p text:style-name="P23">Erweiterungen:</text:p>
      <text:p text:style-name="P23"/>
      <text:p text:style-name="P23">Fehlerfälle:</text:p>
      <text:p text:style-name="P23"/>
      <text:p text:style-name="P31">1.a Benutzeranmeldung des Studenten schlägt fehl: System meldet Anmeldungsfehler und fordert zur nochmaligen Eingabe auf.</text:p>
      <text:p text:style-name="P31"/>
      <text:p text:style-name="P31">4.a Wenn der Student das einzige Teammitglied ist: System meldet Fehler und teilt dem Studenten mit, dass er das einzige Teammitglied ist und das Team nicht verlassen kann. Das System fragt den Studenten um Erlaubnis dieses Team löschen zu dürfen. </text:p>
      <text:p text:style-name="P31"/>
      <text:p text:style-name="P31"/>
      <text:p text:style-name="P31"/>
      <text:p text:style-name="P31">6.a Student klickt den Button „Abbrechen“: System beendet den Dialog und nimmt keinerlei Änderungen vor.</text:p>
      <text:p text:style-name="P90"/>
      <text:p text:style-name="P119"><text:span text:style-name="T81">8.a </text:span>Team wurde in der Zwischenzeit gelöscht</text:p>
      <text:p text:style-name="P119"/>
      <text:p text:style-name="P165">8.b Student hat das Team in der Zwischenzeit verlassen</text:p>
      <text:p text:style-name="P119"/>
      <text:p text:style-name="P167">8.c Student hat sich von der Veranstaltung abgemeldet</text:p>
      <text:p text:style-name="P31"/>
      <text:p text:style-name="P23">Häufigkeit (grob):</text:p>
      <text:p text:style-name="P31"/>
      <text:p text:style-name="P31">Pro Student innerhalb von ca. zwei Wochen im <text:span text:style-name="T48">Semster</text:span> bis zu 5 mal. (Eher weniger)</text:p>
      <text:p text:style-name="P31"/>
      <text:p text:style-name="P23">Anforderungen:</text:p>
      <text:p text:style-name="P23"/>
      <text:p text:style-name="P31">A1: Dauer von Absetzen http-Request bis Empfang der Antwort am Browser des Studenten maximal 2 Sekunden (Standard-Benchmarking-Umgebun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91"/>
      <text:p text:style-name="P91"/>
      <text:p text:style-name="P31"/>
      <text:list xml:id="list201533452190116" text:continue-list="list201533493099795" text:style-name="L1">
        <text:list-item>
          <text:p text:style-name="P125"><text:span text:style-name="T44">Beitrittsanfrage an Team</text:span> [AF-<text:span text:style-name="T44">7</text:span>]</text:p>
        </text:list-item>
      </text:list>
      <text:p text:style-name="P8"/>
      <text:p text:style-name="P16"><text:span text:style-name="Absatz-Standardschriftart"><text:span text:style-name="T1">Titel:</text:span></text:span><text:span text:style-name="Absatz-Standardschriftart"><text:span text:style-name="T2"> </text:span></text:span><text:span text:style-name="Absatz-Standardschriftart"><text:span text:style-name="T3">Beitrittsanfrage an Team</text:span></text:span></text:p>
      <text:p text:style-name="P16"><text:span text:style-name="Absatz-Standardschriftart"><text:span text:style-name="T1">Akteur:</text:span></text:span><text:span text:style-name="Absatz-Standardschriftart"><text:span text:style-name="T2"> Student</text:span></text:span></text:p>
      <text:p text:style-name="P16"><text:span text:style-name="Absatz-Standardschriftart"><text:span text:style-name="T1">Ziel:</text:span></text:span><text:span text:style-name="Absatz-Standardschriftart"><text:span text:style-name="T2"> </text:span></text:span><text:span text:style-name="Absatz-Standardschriftart"><text:span text:style-name="T3">Team bekommt Anfrage eines Studenten der noch nicht dem Team angehört.</text:span></text:span></text:p>
      <text:p text:style-name="P24">Auslöser:</text:p>
      <text:p text:style-name="P32">Student möchte ein<text:span text:style-name="T44">em bestehenden Team beitreten.</text:span></text:p>
      <text:p text:style-name="P24"/>
      <text:p text:style-name="P24">Vorbedingungen:</text:p>
      <text:p text:style-name="P32">Student <text:span text:style-name="T44">gehört noch keinem Team der Veranstaltung an und es besteht mindestens ein Team in der Veranstaltung.</text:span></text:p>
      <text:p text:style-name="P24"/>
      <text:p text:style-name="P24">Nachbedingung:</text:p>
      <text:p text:style-name="P64">Das Team dem der Student beitreten möchte, hat eine Anfrage des Studenten erhalten.</text:p>
      <text:p text:style-name="P40">Die Anfrage wurde in Form einer E-Mail an alle Teammitglieder verschickt. <text:span text:style-name="T50">Auf der Übersichtsseite des Teams ist die Anfrage mit den Buttons „annehmen“ und „ablehnen“ erschienen.</text:span></text:p>
      <text:p text:style-name="P24"/>
      <text:p text:style-name="P24">Erfolgsszenario:</text:p>
      <text:list xml:id="list3323470333961678166" text:style-name="L6">
        <text:list-item>
          <text:p text:style-name="P136"><text:span text:style-name="Absatz-Standardschriftart"><text:span text:style-name="T2">Student ruft die UniKit-Website auf und meldet sich an.</text:span></text:span></text:p>
        </text:list-item>
        <text:list-item>
          <text:p text:style-name="P136"><text:span text:style-name="Absatz-Standardschriftart"><text:span text:style-name="T2">Student navigiert zu seinen angemeldeten Veranstaltungen und klickt auf die gewünschte Veranstaltung für die er </text:span></text:span><text:span text:style-name="Absatz-Standardschriftart"><text:span text:style-name="T3">noch keinem Team angehört</text:span></text:span><text:span text:style-name="Absatz-Standardschriftart"><text:span text:style-name="T2">.</text:span></text:span></text:p>
        </text:list-item>
        <text:list-item>
          <text:p text:style-name="P136"><text:span text:style-name="Absatz-Standardschriftart"><text:span text:style-name="T2">Das System leitet den Studenten auf die entsprechende Übersichtsseite der Veranstaltung weiter.</text:span></text:span></text:p>
        </text:list-item>
        <text:list-item>
          <text:p text:style-name="P136"><text:span text:style-name="Absatz-Standardschriftart"><text:span text:style-name="T2">Student klickt auf den Button „Team-</text:span></text:span><text:span text:style-name="Absatz-Standardschriftart"><text:span text:style-name="T4">Übersicht</text:span></text:span><text:span text:style-name="Absatz-Standardschriftart"><text:span text:style-name="T2">“.</text:span></text:span></text:p>
        </text:list-item>
        <text:list-item>
          <text:p text:style-name="P136"><text:span text:style-name="Absatz-Standardschriftart"><text:span text:style-name="T2">Das System </text:span></text:span><text:span text:style-name="Absatz-Standardschriftart"><text:span text:style-name="T4">leitet den Studenten auf die entsprechende Übersichtsseite der Teams der Veranstaltung weiter</text:span></text:span><text:span text:style-name="Absatz-Standardschriftart"><text:span text:style-name="T2">.</text:span></text:span></text:p>
        </text:list-item>
        <text:list-item>
          <text:p text:style-name="P137"><text:soft-page-break/><text:span text:style-name="Absatz-Standardschriftart"><text:span text:style-name="T4">Student wählt ein Team bei dem die Anzahl der Teammitglieder geringer ist, als die maximale Teamgröße/ noch freie Plätze vorhanden sind. </text:span></text:span><text:span text:style-name="Absatz-Standardschriftart"><text:span text:style-name="T5">Teams bei denen die maximale Teamgröße</text:span></text:span><text:span text:style-name="Absatz-Standardschriftart"><text:span text:style-name="T20"> bereits erreicht ist, sind nicht wählbar/ Check-Box ist ausgegraut (disabled).</text:span></text:span></text:p>
        </text:list-item>
        <text:list-item>
          <text:p text:style-name="P137"><text:span text:style-name="Absatz-Standardschriftart"><text:span text:style-name="T22">Student setzt einen Haken in die Check-Box, die </text:span></text:span><text:span text:style-name="Absatz-Standardschriftart"><text:span text:style-name="T20">Check-Boxes der </text:span></text:span><text:span text:style-name="Absatz-Standardschriftart"><text:span text:style-name="T22">anderen Teams werden ausgegraut, </text:span></text:span><text:span text:style-name="Absatz-Standardschriftart"><text:span text:style-name="T20">andere Teams </text:span></text:span><text:span text:style-name="Absatz-Standardschriftart"><text:span text:style-name="T22">sind nicht mehr wählbar.</text:span></text:span></text:p>
        </text:list-item>
        <text:list-item>
          <text:p text:style-name="P137"><text:span text:style-name="Absatz-Standardschriftart"><text:span text:style-name="T22">Student klickt auf Button „Beitrittsanfrage senden“.</text:span></text:span></text:p>
        </text:list-item>
        <text:list-item>
          <text:p text:style-name="P137"><text:span text:style-name="Absatz-Standardschriftart"><text:span text:style-name="T21">Das System generiert</text:span></text:span><text:span text:style-name="Absatz-Standardschriftart"><text:span text:style-name="T22"> automatisch eine E-Mail an alle bisherigen Teammitglieder. </text:span></text:span><text:span text:style-name="Absatz-Standardschriftart"><text:span text:style-name="T20">Diese enthält einen Standardtext, der über den Wunsch des Beitritts informiert und den Namen des Studenten der beitreten möchte.</text:span></text:span></text:p>
        </text:list-item>
        <text:list-item>
          <text:p text:style-name="P138"><text:span text:style-name="Absatz-Standardschriftart"><text:span text:style-name="T20">Das System </text:span></text:span><text:span text:style-name="Absatz-Standardschriftart"><text:span text:style-name="T23">öffnet einen Dialog der dem </text:span></text:span><text:span text:style-name="Absatz-Standardschriftart"><text:span text:style-name="T20">Student </text:span></text:span><text:span text:style-name="Absatz-Standardschriftart"><text:span text:style-name="T23">bestätigt</text:span></text:span><text:span text:style-name="Absatz-Standardschriftart"><text:span text:style-name="T24">, dass die Anfrage erfolgreich versendet wurde.</text:span></text:span></text:p>
        </text:list-item>
        <text:list-item>
          <text:p text:style-name="P139"><text:span text:style-name="Absatz-Standardschriftart"><text:span text:style-name="T23">Das System zeigt in</text:span></text:span><text:span text:style-name="Absatz-Standardschriftart"><text:span text:style-name="T25"> der Übersichtsseite des gewählten Teams die offene Anfrage mit dem Namen des Studenten.</text:span></text:span></text:p>
        </text:list-item>
        <text:list-item>
          <text:p text:style-name="P140"><text:span text:style-name="Absatz-Standardschriftart"><text:span text:style-name="T27">Das System zeigt, in der Veranstaltungsübersicht in dem Account des Studenten der die Anfrage stellt, die offene Anfrage mit dem Button „Anfrage zurückziehen“</text:span></text:span></text:p>
        </text:list-item>
      </text:list>
      <text:p text:style-name="P6"><text:span text:style-name="Absatz-Standardschriftart"><text:span text:style-name="T26"/></text:span></text:p>
      <text:p text:style-name="P6"><text:span text:style-name="Absatz-Standardschriftart"><text:span text:style-name="T26"/></text:span></text:p>
      <text:p text:style-name="P2"/>
      <text:p text:style-name="P24">Erweiterungen:</text:p>
      <text:p text:style-name="P24"/>
      <text:p text:style-name="P57"><text:span text:style-name="T60">8</text:span>. <text:span text:style-name="T45">Es ist solange nicht möglich eine weitere Beitrittsanfrage innerhalb der Veranstaltung zu versenden, bis die Anfrage von einem Teammitglied abgelehnt wurde, das Team die maximale Teamgröße erreicht hat (durch Aufnahme eines anderen Studenten) oder der Student seine Beitrittsanfrage selbst zurückzieht.</text:span></text:p>
      <text:p text:style-name="P57"/>
      <text:p text:style-name="P72">11. Erhält der Student eine Einladung eines anderen Team solange die Beitrittsanfrage offen ist und nimmt diese an, wird die Beitrittsanfrage gelöscht.</text:p>
      <text:p text:style-name="P57"/>
      <text:p text:style-name="P65">1<text:span text:style-name="T46">2</text:span>. Variante: Es könnte auch einen Button <text:span text:style-name="T46">in der Übersicht der eigenen Veranstaltungen geben, der auf eine Seite mit einer Liste der eigenen Teams, offenen Anfragen und offenen Einladungen führt. </text:span></text:p>
      <text:p text:style-name="P32"/>
      <text:p text:style-name="P24"/>
      <text:p text:style-name="P24">Fehlerfälle:</text:p>
      <text:p text:style-name="P24"/>
      <text:p text:style-name="P32">1.a Benutzeranmeldung des Studenten schlägt fehl: System meldet Anmeldungsfehler und fordert zur nochmaligen Eingabe auf.</text:p>
      <text:p text:style-name="P32"/>
      <text:p text:style-name="P32"><text:span text:style-name="T46">8</text:span>.a Student <text:span text:style-name="T46">verlässt die Seite ohne auf den Button „Beitrittsanfrage senden“ zu klicken. Vorgang wird abgebrochen.</text:span></text:p>
      <text:p text:style-name="P32"/>
      <text:p text:style-name="P32"><text:span text:style-name="T47">9</text:span>.a <text:span text:style-name="T47">Eine E-Mail an ein Teammitglied kann nicht zugestellt werden, statt der Bestätigung, dass die Anfrage erfolgreich versendet wurde, erscheint eine Fehlermeldung.</text:span></text:p>
      <text:p text:style-name="P32"><text:soft-page-break/></text:p>
      <text:p text:style-name="P95"><text:span text:style-name="T83">9.b</text:span> <text:span text:style-name="T83">D</text:span>as Team <text:span text:style-name="T83">ist </text:span>mittlerweile voll <text:span text:style-name="T82">(Beitrittsanfrage / Einladung wurde angenommen).</text:span></text:p>
      <text:p text:style-name="P107"/>
      <text:p text:style-name="P78"><text:span text:style-name="T83">9.c</text:span> <text:span text:style-name="T83">D</text:span>as Team <text:span text:style-name="T83">wurde </text:span>mittlerweile gelöscht</text:p>
      <text:p text:style-name="P32"/>
      <text:p text:style-name="P24">Häufigkeit (grob):</text:p>
      <text:p text:style-name="P32"/>
      <text:p text:style-name="P32">Pro Student innerhalb von ca. zwei Wochen im <text:span text:style-name="T47">Semester</text:span> bis zu 5 mal. (Eher weniger)</text:p>
      <text:p text:style-name="P32"/>
      <text:p text:style-name="P24">Anforderungen:</text:p>
      <text:p text:style-name="P24"/>
      <text:p text:style-name="P32">A1: Dauer von Absetzen http-Request bis Empfang der Antwort am Browser des Studenten maximal 2 Sekunden (Standard-Benchmarking-Umgebung).</text:p>
      <text:p text:style-name="P32"/>
      <text:p text:style-name="P32"/>
      <text:p text:style-name="P32"/>
      <text:p text:style-name="P32"/>
      <text:p text:style-name="P32"/>
      <text:p text:style-name="P32"/>
      <text:p text:style-name="P32"/>
      <text:p text:style-name="P32"/>
      <text:list xml:id="list201532619071571" text:continue-list="list201533452190116" text:style-name="L1">
        <text:list-item>
          <text:p text:style-name="P126"><text:span text:style-name="T44">Beitrittsanfrage an Team</text:span> <text:span text:style-name="T50">zurückziehen </text:span>[AF-<text:span text:style-name="T50">8</text:span>]</text:p>
        </text:list-item>
      </text:list>
      <text:p text:style-name="P9"/>
      <text:p text:style-name="P17"><text:span text:style-name="Absatz-Standardschriftart"><text:span text:style-name="T1">Titel:</text:span></text:span><text:span text:style-name="Absatz-Standardschriftart"><text:span text:style-name="T2"> </text:span></text:span><text:span text:style-name="Absatz-Standardschriftart"><text:span text:style-name="T3">Beitrittsanfrage an Team </text:span></text:span><text:span text:style-name="Absatz-Standardschriftart"><text:span text:style-name="T7">zurückziehen</text:span></text:span></text:p>
      <text:p text:style-name="P17"><text:span text:style-name="Absatz-Standardschriftart"><text:span text:style-name="T1">Akteur:</text:span></text:span><text:span text:style-name="Absatz-Standardschriftart"><text:span text:style-name="T2"> Student</text:span></text:span></text:p>
      <text:p text:style-name="P17"><text:span text:style-name="Absatz-Standardschriftart"><text:span text:style-name="T1">Ziel:</text:span></text:span><text:span text:style-name="Absatz-Standardschriftart"><text:span text:style-name="T2"> </text:span></text:span><text:span text:style-name="Absatz-Standardschriftart"><text:span text:style-name="T7">Beitrittsanfrage </text:span></text:span><text:span text:style-name="Absatz-Standardschriftart"><text:span text:style-name="T9">eines Studenten </text:span></text:span><text:span text:style-name="Absatz-Standardschriftart"><text:span text:style-name="T7">an ein </text:span></text:span><text:span text:style-name="Absatz-Standardschriftart"><text:span text:style-name="T3">Team </text:span></text:span><text:span text:style-name="Absatz-Standardschriftart"><text:span text:style-name="T9">wurde </text:span></text:span><text:span text:style-name="Absatz-Standardschriftart"><text:span text:style-name="T7">zurück</text:span></text:span><text:span text:style-name="Absatz-Standardschriftart"><text:span text:style-name="T9">gezogen/gelöscht</text:span></text:span><text:span text:style-name="Absatz-Standardschriftart"><text:span text:style-name="T7">.</text:span></text:span></text:p>
      <text:p text:style-name="P25">Auslöser:</text:p>
      <text:p text:style-name="P33">Student möchte ein<text:span text:style-name="T44">em Team, dem er eine Beitrittsanfrage geschickt hat nicht mehr beitreten.</text:span></text:p>
      <text:p text:style-name="P25"/>
      <text:p text:style-name="P25">Vorbedingungen:</text:p>
      <text:p text:style-name="P33">Student <text:span text:style-name="T50">hat eine Beitrittsanfrage an ein Team geschickt, welche noch nicht beantwortet wurde. Das Team hat noch nicht die maximale Teamgröße erreicht.</text:span></text:p>
      <text:p text:style-name="P25"/>
      <text:p text:style-name="P25">Nachbedingung:</text:p>
      <text:p text:style-name="P41">Die Beitrittsanfrage wurde gelöscht. Der Student kann eine neue Anfrage innerhalb der Veranstaltung versenden. Die Teammitglieder werden per E-Mail informiert, dass die Anfrage zurückgezogen wurde. Die Information über die Anfrage wird von der jeweiligen Team-Übersichtsseite gelöscht.</text:p>
      <text:p text:style-name="P25"/>
      <text:p text:style-name="P25">Erfolgsszenario:</text:p>
      <text:list xml:id="list1718525212041887408" text:style-name="L7">
        <text:list-item>
          <text:p text:style-name="P141"><text:span text:style-name="Absatz-Standardschriftart"><text:span text:style-name="T2">Student ruft die UniKit-Website auf und meldet sich an.</text:span></text:span></text:p>
        </text:list-item>
        <text:list-item>
          <text:p text:style-name="P141"><text:soft-page-break/><text:span text:style-name="Absatz-Standardschriftart"><text:span text:style-name="T2">Student navigiert zu seinen angemeldeten Veranstaltungen und klickt auf die gewünschte Veranstaltung für die er </text:span></text:span><text:span text:style-name="Absatz-Standardschriftart"><text:span text:style-name="T8">einem Team eine Beitrittsanfrage geschickt hat, die er nun Löschen möchte</text:span></text:span><text:span text:style-name="Absatz-Standardschriftart"><text:span text:style-name="T2">.</text:span></text:span></text:p>
        </text:list-item>
        <text:list-item>
          <text:p text:style-name="P141"><text:span text:style-name="Absatz-Standardschriftart"><text:span text:style-name="T2">Das System leitet den Studenten auf die entsprechende Übersichtsseite der Veranstaltung weiter.</text:span></text:span></text:p>
        </text:list-item>
        <text:list-item>
          <text:p text:style-name="P141"><text:span text:style-name="Absatz-Standardschriftart"><text:span text:style-name="T22">Student </text:span></text:span><text:span text:style-name="Absatz-Standardschriftart"><text:span text:style-name="T29">klickt auf den Button „Beitrittsanfrage zurückziehen“ </text:span></text:span><text:span text:style-name="Absatz-Standardschriftart"><text:span text:style-name="T30">der unterhalb der offenen Anfrage steht</text:span></text:span><text:span text:style-name="Absatz-Standardschriftart"><text:span text:style-name="T29">.</text:span></text:span></text:p>
        </text:list-item>
        <text:list-item>
          <text:p text:style-name="P142"><text:span text:style-name="Absatz-Standardschriftart"><text:span text:style-name="T21">Das System schaltet e</text:span></text:span><text:span text:style-name="Absatz-Standardschriftart"><text:span text:style-name="T29">s </text:span></text:span><text:span text:style-name="Absatz-Standardschriftart"><text:span text:style-name="T21">für den Studenten wieder frei</text:span></text:span><text:span text:style-name="Absatz-Standardschriftart"><text:span text:style-name="T29">, eine Beitrittsanfrage zu senden.</text:span></text:span></text:p>
        </text:list-item>
        <text:list-item>
          <text:p text:style-name="P141"><text:span text:style-name="Absatz-Standardschriftart"><text:span text:style-name="T21">Das System generiert</text:span></text:span><text:span text:style-name="Absatz-Standardschriftart"><text:span text:style-name="T22"> automatisch eine E-Mail an alle bisherigen Teammitglieder. </text:span></text:span><text:span text:style-name="Absatz-Standardschriftart"><text:span text:style-name="T20">Diese enthält einen Standardtext, der über </text:span></text:span><text:span text:style-name="Absatz-Standardschriftart"><text:span text:style-name="T29">den Rückzug der Beitrittsanfrage</text:span></text:span><text:span text:style-name="Absatz-Standardschriftart"><text:span text:style-name="T20"> informiert und den Namen des Studenten </text:span></text:span><text:span text:style-name="Absatz-Standardschriftart"><text:span text:style-name="T29">der die Anfrage zurückgezogen hat</text:span></text:span><text:span text:style-name="Absatz-Standardschriftart"><text:span text:style-name="T20">.</text:span></text:span></text:p>
        </text:list-item>
        <text:list-item>
          <text:p text:style-name="P141"><text:span text:style-name="Absatz-Standardschriftart"><text:span text:style-name="T28">Das System öffnet einen Dialog, der dem </text:span></text:span><text:span text:style-name="Absatz-Standardschriftart"><text:span text:style-name="T20">Student </text:span></text:span><text:span text:style-name="Absatz-Standardschriftart"><text:span text:style-name="T28">b</text:span></text:span><text:span text:style-name="Absatz-Standardschriftart"><text:span text:style-name="T30">e</text:span></text:span><text:span text:style-name="Absatz-Standardschriftart"><text:span text:style-name="T28">stätigt</text:span></text:span><text:span text:style-name="Absatz-Standardschriftart"><text:span text:style-name="T24">, dass die Anfrage erfolgreich </text:span></text:span><text:span text:style-name="Absatz-Standardschriftart"><text:span text:style-name="T29">gelöscht</text:span></text:span><text:span text:style-name="Absatz-Standardschriftart"><text:span text:style-name="T24"> wurde.</text:span></text:span></text:p>
        </text:list-item>
        <text:list-item>
          <text:p text:style-name="P141"><text:span text:style-name="Absatz-Standardschriftart"><text:span text:style-name="T21">Das System löscht i</text:span></text:span><text:span text:style-name="Absatz-Standardschriftart"><text:span text:style-name="T25">n der Übersichtsseite des gewählten Teams die offene Anfrage mit dem Namen des Studenten.</text:span></text:span></text:p>
          <text:p text:style-name="P143"/>
        </text:list-item>
      </text:list>
      <text:p text:style-name="P74">Erweiterungen:</text:p>
      <text:p text:style-name="P74"/>
      <text:p text:style-name="P58"><text:span text:style-name="T61">5</text:span>. <text:span text:style-name="T51">Das Stellen einer neuen Anfrage erfolgt wie in der Anforderung „Beitrittsanfrage an Team“</text:span></text:p>
      <text:p text:style-name="P58"/>
      <text:p text:style-name="P73"><text:span text:style-name="T62">4</text:span><text:span text:style-name="T63">. Variante: </text:span><text:span text:style-name="T64">Sollte es</text:span><text:span text:style-name="T63"> einen Button </text:span><text:span text:style-name="T65">in der Übersicht der eigenen Veranstaltungen geben, der auf eine Seite mit einer Liste der eigenen Teams und offenen Anfragen führt, wird die Anfrage auf dieser Seite gelöscht.</text:span></text:p>
      <text:p text:style-name="P25">Fehlerfälle:</text:p>
      <text:p text:style-name="P25"/>
      <text:p text:style-name="P33">1.a Benutzeranmeldung des Studenten schlägt fehl: System meldet Anmeldungsfehler und fordert zur nochmaligen Eingabe auf.</text:p>
      <text:p text:style-name="P33"/>
      <text:p text:style-name="P102"><text:s/><text:span text:style-name="T84">4.a D</text:span>ie Beitrittsanfrage <text:span text:style-name="T84">wurde </text:span>in der Zwischenzeit abgelehnt.</text:p>
      <text:p text:style-name="P115"/>
      <text:p text:style-name="P96"><text:span text:style-name="T84">4.b D</text:span>ie Beitrittsanfrage <text:span text:style-name="T84">wurde</text:span> in der Zwischenzeit <text:span text:style-name="T82">angenommen.</text:span></text:p>
      <text:p text:style-name="P108"/>
      <text:p text:style-name="P108"><text:span text:style-name="T84">4.c D</text:span>as Team <text:span text:style-name="T84">ist </text:span>mittlerweile voll / Beitrittsanfrage wurde gelöscht.</text:p>
      <text:p text:style-name="P108"/>
      <text:p text:style-name="P79"><text:span text:style-name="T84">4.d D</text:span>as Team <text:span text:style-name="T84">wurde </text:span>in der Zwischenzeit gelöscht.</text:p>
      <text:p text:style-name="P33"/>
      <text:p text:style-name="P33"><text:span text:style-name="T66">6</text:span>.a <text:span text:style-name="T47">Eine E-Mail an ein Teammitglied kann nicht zugestellt werden, statt der Bestätigung, dass die Anfrage erfolgreich gelöscht wurde, erscheint eine Fehlermeldung.</text:span></text:p>
      <text:p text:style-name="P33"/>
      <text:p text:style-name="P25">Häufigkeit (grob):</text:p>
      <text:p text:style-name="P33"/>
      <text:p text:style-name="P33">Pro Student innerhalb von ca. zwei Wochen im <text:span text:style-name="T47">Semester</text:span> bis zu 5 mal. (Eher weniger)</text:p>
      <text:p text:style-name="P33"><text:soft-page-break/></text:p>
      <text:p text:style-name="P25">Anforderungen:</text:p>
      <text:p text:style-name="P25"/>
      <text:p text:style-name="P33">A1: Dauer von Absetzen http-Request bis Empfang der Antwort am Browser des Studenten maximal 2 Sekunden (Standard-Benchmarking-Umgebu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01533184746077" text:continue-list="list201532619071571" text:style-name="L1">
        <text:list-item>
          <text:p text:style-name="P127"><text:span text:style-name="T52">Team lehnt Beitrittsanfrage ab</text:span>[AF-<text:span text:style-name="T52">9</text:span>]</text:p>
        </text:list-item>
      </text:list>
      <text:p text:style-name="P10"/>
      <text:p text:style-name="P18"><text:span text:style-name="Absatz-Standardschriftart"><text:span text:style-name="T1">Titel:</text:span></text:span><text:span text:style-name="Absatz-Standardschriftart"><text:span text:style-name="T2"> </text:span></text:span><text:span text:style-name="Absatz-Standardschriftart"><text:span text:style-name="T9">Team </text:span></text:span><text:span text:style-name="Absatz-Standardschriftart"><text:span text:style-name="T10">lehnt</text:span></text:span><text:span text:style-name="Absatz-Standardschriftart"><text:span text:style-name="T9"> </text:span></text:span><text:span text:style-name="Absatz-Standardschriftart"><text:span text:style-name="T3">Beitrittsanfrage </text:span></text:span><text:span text:style-name="Absatz-Standardschriftart"><text:span text:style-name="T10">ab</text:span></text:span></text:p>
      <text:p text:style-name="P18"><text:span text:style-name="Absatz-Standardschriftart"><text:span text:style-name="T1">Akteur:</text:span></text:span><text:span text:style-name="Absatz-Standardschriftart"><text:span text:style-name="T2"> Student </text:span></text:span><text:span text:style-name="Absatz-Standardschriftart"><text:span text:style-name="T9">der dem Team angehört</text:span></text:span></text:p>
      <text:p text:style-name="P18"><text:span text:style-name="Absatz-Standardschriftart"><text:span text:style-name="T1">Ziel:</text:span></text:span><text:span text:style-name="Absatz-Standardschriftart"><text:span text:style-name="T2"> </text:span></text:span><text:span text:style-name="Absatz-Standardschriftart"><text:span text:style-name="T10">Beitrittsanfrage wurde abgelehnt</text:span></text:span></text:p>
      <text:p text:style-name="P26">Auslöser:</text:p>
      <text:p text:style-name="P44">Student hat einem Team eine Beitrittsanfrage geschickt.</text:p>
      <text:p text:style-name="P26"/>
      <text:p text:style-name="P26">Vorbedingungen:</text:p>
      <text:p text:style-name="P34">Student <text:span text:style-name="T50">hat eine Beitrittsanfrage an ein Team geschickt, welche noch nicht beantwortet wurde. Das Team hat noch nicht die maximale Teamgröße erreicht.</text:span></text:p>
      <text:p text:style-name="P26"/>
      <text:p text:style-name="P26">Nachbedingung:</text:p>
      <text:p text:style-name="P42">Die Beitrittsanfrage wurde <text:span text:style-name="T53">abgelehnt</text:span>. Der <text:span text:style-name="T55">anfragende </text:span>Student<text:span text:style-name="T53"> </text:span>kann eine neue Anfrage innerhalb der Veranstaltung versenden. Die Teammitglieder w<text:span text:style-name="T53">u</text:span>rden per E-Mail informiert, dass die Anfrage <text:span text:style-name="T53">abgelehnt</text:span> wurde. Die Information über die Anfrage wird von <text:soft-page-break/>der jeweiligen Team-Übersichtsseite gelöscht. <text:span text:style-name="T53">Der Student hat eine E-Mail erhalten, in welcher er darüber informiert wird, dass seine Anfrage abgelehnt wurde.</text:span></text:p>
      <text:p text:style-name="P26"/>
      <text:p text:style-name="P26">Erfolgsszenario:</text:p>
      <text:list xml:id="list405618013455284779" text:style-name="L8">
        <text:list-item>
          <text:p text:style-name="P146"><text:span text:style-name="Absatz-Standardschriftart"><text:span text:style-name="T2">Student ruft die UniKit-Website auf und meldet sich an.</text:span></text:span></text:p>
        </text:list-item>
        <text:list-item>
          <text:p text:style-name="P146"><text:span text:style-name="Absatz-Standardschriftart"><text:span text:style-name="T2">Student navigiert zu seinen angemeldeten Veranstaltungen und klickt auf die gewünschte Veranstaltung für die </text:span></text:span><text:span text:style-name="Absatz-Standardschriftart"><text:span text:style-name="T10">sein</text:span></text:span><text:span text:style-name="Absatz-Standardschriftart"><text:span text:style-name="T8"> Team eine Beitrittsanfrage </text:span></text:span><text:span text:style-name="Absatz-Standardschriftart"><text:span text:style-name="T10">erhalten</text:span></text:span><text:span text:style-name="Absatz-Standardschriftart"><text:span text:style-name="T8"> hat, die er nun </text:span></text:span><text:span text:style-name="Absatz-Standardschriftart"><text:span text:style-name="T10">ablehnen</text:span></text:span><text:span text:style-name="Absatz-Standardschriftart"><text:span text:style-name="T8"> möchte</text:span></text:span><text:span text:style-name="Absatz-Standardschriftart"><text:span text:style-name="T2">.</text:span></text:span></text:p>
        </text:list-item>
        <text:list-item>
          <text:p text:style-name="P146"><text:span text:style-name="Absatz-Standardschriftart"><text:span text:style-name="T2">Das System leitet den Studenten auf die entsprechende Übersichtsseite der Veranstaltung weiter.</text:span></text:span></text:p>
        </text:list-item>
        <text:list-item>
          <text:p text:style-name="P146"><text:span text:style-name="Absatz-Standardschriftart"><text:span text:style-name="T2">Student klickt auf den Button „Team </text:span></text:span><text:span text:style-name="Absatz-Standardschriftart"><text:span text:style-name="T10">bearbeiten</text:span></text:span><text:span text:style-name="Absatz-Standardschriftart"><text:span text:style-name="T2">“.</text:span></text:span></text:p>
        </text:list-item>
        <text:list-item>
          <text:p text:style-name="P146"><text:span text:style-name="Absatz-Standardschriftart"><text:span text:style-name="T2">Das System </text:span></text:span><text:span text:style-name="Absatz-Standardschriftart"><text:span text:style-name="T4">leitet den Studenten auf die entsprechende Übersichtsseite de</text:span></text:span><text:span text:style-name="Absatz-Standardschriftart"><text:span text:style-name="T10">s </text:span></text:span><text:span text:style-name="Absatz-Standardschriftart"><text:span text:style-name="T4">Team</text:span></text:span><text:span text:style-name="Absatz-Standardschriftart"><text:span text:style-name="T10">s </text:span></text:span><text:span text:style-name="Absatz-Standardschriftart"><text:span text:style-name="T22">weiter</text:span></text:span><text:span text:style-name="Absatz-Standardschriftart"><text:span text:style-name="T19">.</text:span></text:span></text:p>
        </text:list-item>
        <text:list-item>
          <text:p text:style-name="P146"><text:span text:style-name="Absatz-Standardschriftart"><text:span text:style-name="T22">Student </text:span></text:span><text:span text:style-name="Absatz-Standardschriftart"><text:span text:style-name="T29">klickt auf den Button „Beitrittsanfrage </text:span></text:span><text:span text:style-name="Absatz-Standardschriftart"><text:span text:style-name="T31">ablehnen</text:span></text:span><text:span text:style-name="Absatz-Standardschriftart"><text:span text:style-name="T29">“.</text:span></text:span></text:p>
        </text:list-item>
        <text:list-item>
          <text:p text:style-name="P146"><text:span text:style-name="Absatz-Standardschriftart"><text:span text:style-name="T29">D</text:span></text:span><text:span text:style-name="Absatz-Standardschriftart"><text:span text:style-name="T32">as System löscht d</text:span></text:span><text:span text:style-name="Absatz-Standardschriftart"><text:span text:style-name="T29">ie Information </text:span></text:span><text:span text:style-name="Absatz-Standardschriftart"><text:span text:style-name="T33">der offenen Beitrittsanfrage auf der Veranstaltungsseite</text:span></text:span><text:span text:style-name="Absatz-Standardschriftart"><text:span text:style-name="T29"> </text:span></text:span><text:span text:style-name="Absatz-Standardschriftart"><text:span text:style-name="T31">in dem Account des Anfragenden</text:span></text:span><text:span text:style-name="Absatz-Standardschriftart"><text:span text:style-name="T29">.</text:span></text:span></text:p>
        </text:list-item>
        <text:list-item>
          <text:p text:style-name="P146"><text:span text:style-name="Absatz-Standardschriftart"><text:span text:style-name="T32">Das System schaltet es für den Anfragenden wieder frei</text:span></text:span><text:span text:style-name="Absatz-Standardschriftart"><text:span text:style-name="T29">, eine Beitrittsanfrage zu senden.</text:span></text:span></text:p>
        </text:list-item>
        <text:list-item>
          <text:p text:style-name="P147"><text:span text:style-name="Absatz-Standardschriftart"><text:span text:style-name="T31">D</text:span></text:span><text:span text:style-name="Absatz-Standardschriftart"><text:span text:style-name="T32">as System verschickt an den</text:span></text:span><text:span text:style-name="Absatz-Standardschriftart"><text:span text:style-name="T31"> Anfragende eine E-Mail, in der er darüber informiert wird, dass die Anfrage an das Team gelöscht wurde.</text:span></text:span></text:p>
        </text:list-item>
        <text:list-item>
          <text:p text:style-name="P146"><text:span text:style-name="Absatz-Standardschriftart"><text:span text:style-name="T32">Das System generiert</text:span></text:span><text:span text:style-name="Absatz-Standardschriftart"><text:span text:style-name="T22"> automatisch eine E-Mail an alle bisherigen Teammitglieder. </text:span></text:span><text:span text:style-name="Absatz-Standardschriftart"><text:span text:style-name="T20">Diese enthält einen Standardtext, der über </text:span></text:span><text:span text:style-name="Absatz-Standardschriftart"><text:span text:style-name="T29">d</text:span></text:span><text:span text:style-name="Absatz-Standardschriftart"><text:span text:style-name="T31">as Ablehnen</text:span></text:span><text:span text:style-name="Absatz-Standardschriftart"><text:span text:style-name="T29"> der Beitrittsanfrage</text:span></text:span><text:span text:style-name="Absatz-Standardschriftart"><text:span text:style-name="T20"> informiert, den Namen des Studenten </text:span></text:span><text:span text:style-name="Absatz-Standardschriftart"><text:span text:style-name="T29">der die Anfrage </text:span></text:span><text:span text:style-name="Absatz-Standardschriftart"><text:span text:style-name="T31">gestellt</text:span></text:span><text:span text:style-name="Absatz-Standardschriftart"><text:span text:style-name="T29"> hat </text:span></text:span><text:span text:style-name="Absatz-Standardschriftart"><text:span text:style-name="T31">und den Namen des Studenten, der sie abgelehnt hat</text:span></text:span><text:span text:style-name="Absatz-Standardschriftart"><text:span text:style-name="T20">.</text:span></text:span></text:p>
        </text:list-item>
        <text:list-item>
          <text:p text:style-name="P148"><text:span text:style-name="Absatz-Standardschriftart"><text:span text:style-name="T28">Das System öffnet einen Dialog, der dem </text:span></text:span><text:span text:style-name="Absatz-Standardschriftart"><text:span text:style-name="T20">Student</text:span></text:span><text:span text:style-name="Absatz-Standardschriftart"><text:span text:style-name="T34">en</text:span></text:span><text:span text:style-name="Absatz-Standardschriftart"><text:span text:style-name="T20"> </text:span></text:span><text:span text:style-name="Absatz-Standardschriftart"><text:span text:style-name="T28">b</text:span></text:span><text:span text:style-name="Absatz-Standardschriftart"><text:span text:style-name="T30">e</text:span></text:span><text:span text:style-name="Absatz-Standardschriftart"><text:span text:style-name="T28">stätigt, </text:span></text:span><text:span text:style-name="Absatz-Standardschriftart"><text:span text:style-name="T24">dass die Anfrage erfolgreich </text:span></text:span><text:span text:style-name="Absatz-Standardschriftart"><text:span text:style-name="T29">gelöscht</text:span></text:span><text:span text:style-name="Absatz-Standardschriftart"><text:span text:style-name="T24"> wurde.</text:span></text:span></text:p>
        </text:list-item>
        <text:list-item>
          <text:p text:style-name="P146"><text:span text:style-name="Absatz-Standardschriftart"><text:span text:style-name="T32">Das System löscht in</text:span></text:span><text:span text:style-name="Absatz-Standardschriftart"><text:span text:style-name="T25"> der Übersichtsseite des gewählten Teams die offene Anfrage mit dem Namen des </text:span></text:span><text:span text:style-name="Absatz-Standardschriftart"><text:span text:style-name="T31">anfragenden </text:span></text:span><text:span text:style-name="Absatz-Standardschriftart"><text:span text:style-name="T25">Studenten.</text:span></text:span></text:p>
        </text:list-item>
      </text:list>
      <text:p text:style-name="P87"><text:span text:style-name="Absatz-Standardschriftart"><text:span text:style-name="T18"/></text:span></text:p>
      <text:p text:style-name="P86"/>
      <text:p text:style-name="P26">Erweiterungen:</text:p>
      <text:p text:style-name="P26"/>
      <text:p text:style-name="P59"><text:span text:style-name="T51">8</text:span>. <text:span text:style-name="T51">Das Stellen einer neuen Anfrage erfolgt wie in der Anforderung „Beitrittsanfrage an Team“.</text:span></text:p>
      <text:p text:style-name="P59"/>
      <text:p text:style-name="P71">8. Alle bisherigen Teams haben die maximale Teamgröße erreicht. Der Anfragensteller kann ein eigenes Team gründen oder bleibt teamlos.</text:p>
      <text:p text:style-name="P59"/>
      <text:p text:style-name="P66">1<text:span text:style-name="T51">1</text:span>. Variante: <text:span text:style-name="T51">Sollte es</text:span> einen Button <text:span text:style-name="T46">in der Übersicht der eigenen Veranstaltungen geben, der auf eine Seite mit einer Liste der eigenen Teams, offenen Anfragen und offenen Einladungen führt, wird die Anfrage auf dieser Seite gelöscht.</text:span></text:p>
      <text:p text:style-name="P34"/>
      <text:p text:style-name="P26"/>
      <text:p text:style-name="P26">Fehlerfälle:</text:p>
      <text:p text:style-name="P26"><text:soft-page-break/></text:p>
      <text:p text:style-name="P34">1.a Benutzeranmeldung des Studenten schlägt fehl: System meldet Anmeldungsfehler und fordert zur nochmaligen Eingabe auf.</text:p>
      <text:p text:style-name="P34"/>
      <text:p text:style-name="P97"><text:span text:style-name="T85">7.a </text:span>Student hat die Beitrittsanfrage in der Zwischenzeit zurückgezogen</text:p>
      <text:p text:style-name="P109"/>
      <text:p text:style-name="P109"><text:span text:style-name="T85">7.b </text:span>Student hat sich von der Veranstaltung abgemeldet</text:p>
      <text:p text:style-name="P109"/>
      <text:p text:style-name="P109"><text:span text:style-name="T85">7.c S</text:span>tudent hat eine Einladung eines anderen Teams angenommen /Beitrittsanfrage wurde gelöscht</text:p>
      <text:p text:style-name="P109"/>
      <text:p text:style-name="P161">7.d Anderes Teammitglied nimmt Beitrittsanfrage an</text:p>
      <text:p text:style-name="P109"/>
      <text:p text:style-name="P161">7.e anderes Teammitglied lehnt Beitrittsanfrage gleichzeitig ab</text:p>
      <text:p text:style-name="P109"/>
      <text:p text:style-name="P168">7.f Team wird gleichzeitig gelöscht</text:p>
      <text:p text:style-name="P80"/>
      <text:p text:style-name="P34"><text:span text:style-name="T54">9</text:span>.a <text:span text:style-name="T54">Die E-Mail an den Anfragenden kann nicht zugestellt werden, statt der Bestätigung, dass die Anfrage erfolgreich gelöscht wurde, erscheint eine Fehlermeldung.</text:span></text:p>
      <text:p text:style-name="P34"/>
      <text:p text:style-name="P50">10.a Eine E-Mail an ein Teammitglied kann nicht zugestellt werden, statt der Bestätigung, dass die Anfrage erfolgreich gelöscht wurde, erscheint eine Fehlermeldung.</text:p>
      <text:p text:style-name="P39"/>
      <text:p text:style-name="P26">Häufigkeit (grob):</text:p>
      <text:p text:style-name="P34"/>
      <text:p text:style-name="P34">Pro Student innerhalb von ca. zwei Wochen im <text:span text:style-name="T47">Semester</text:span> bis zu 5 mal. (Eher weniger)</text:p>
      <text:p text:style-name="P34"/>
      <text:p text:style-name="P26">Anforderungen:</text:p>
      <text:p text:style-name="P26"/>
      <text:p text:style-name="P59">A1: Dauer von Absetzen http-Request bis Empfang der Antwort am Browser des Studenten maximal 2 Sekunden (Standard-Benchmarking-Umgebung).</text:p>
      <text:p text:style-name="P8"/>
      <text:list xml:id="list201532607870065" text:continue-list="list201533184746077" text:style-name="L1">
        <text:list-item>
          <text:p text:style-name="P128"><text:span text:style-name="T52">Team nimmt Beitrittsanfrage an</text:span>[AF-<text:span text:style-name="T55">10</text:span>]</text:p>
        </text:list-item>
      </text:list>
      <text:p text:style-name="P11"/>
      <text:p text:style-name="P19"><text:span text:style-name="Absatz-Standardschriftart"><text:span text:style-name="T1">Titel:</text:span></text:span><text:span text:style-name="Absatz-Standardschriftart"><text:span text:style-name="T2"> </text:span></text:span><text:span text:style-name="Absatz-Standardschriftart"><text:span text:style-name="T9">Team </text:span></text:span><text:span text:style-name="Absatz-Standardschriftart"><text:span text:style-name="T11">nimmt</text:span></text:span><text:span text:style-name="Absatz-Standardschriftart"><text:span text:style-name="T9"> </text:span></text:span><text:span text:style-name="Absatz-Standardschriftart"><text:span text:style-name="T3">Beitrittsanfrage </text:span></text:span><text:span text:style-name="Absatz-Standardschriftart"><text:span text:style-name="T10">a</text:span></text:span><text:span text:style-name="Absatz-Standardschriftart"><text:span text:style-name="T11">n</text:span></text:span></text:p>
      <text:p text:style-name="P19"><text:span text:style-name="Absatz-Standardschriftart"><text:span text:style-name="T1">Akteur:</text:span></text:span><text:span text:style-name="Absatz-Standardschriftart"><text:span text:style-name="T2"> Student </text:span></text:span><text:span text:style-name="Absatz-Standardschriftart"><text:span text:style-name="T9">der dem Team angehört</text:span></text:span></text:p>
      <text:p text:style-name="P19"><text:span text:style-name="Absatz-Standardschriftart"><text:span text:style-name="T1">Ziel:</text:span></text:span><text:span text:style-name="Absatz-Standardschriftart"><text:span text:style-name="T2"> </text:span></text:span><text:span text:style-name="Absatz-Standardschriftart"><text:span text:style-name="T10">Beitrittsanfrage wurde a</text:span></text:span><text:span text:style-name="Absatz-Standardschriftart"><text:span text:style-name="T11">ngenommen, Anfragesteller ist ein Teammitglied</text:span></text:span></text:p>
      <text:p text:style-name="P27">Auslöser:</text:p>
      <text:p text:style-name="P45">Student hat einem Team eine Beitrittsanfrage geschickt.</text:p>
      <text:p text:style-name="P27"/>
      <text:p text:style-name="P27">Vorbedingungen:</text:p>
      <text:p text:style-name="P35">Student <text:span text:style-name="T50">hat eine Beitrittsanfrage an ein Team geschickt, welche noch nicht beantwortet wurde. Das Team hat noch nicht die maximale Teamgröße erreicht.</text:span></text:p>
      <text:p text:style-name="P27"><text:soft-page-break/></text:p>
      <text:p text:style-name="P27">Nachbedingung:</text:p>
      <text:p text:style-name="P43">Die Beitrittsanfrage wurde <text:span text:style-name="T53">angenommen</text:span>. Der <text:span text:style-name="T55">anfragende </text:span>Student<text:span text:style-name="T53"> ist nun ein Teammitglied</text:span>. Die Teammitglieder w<text:span text:style-name="T53">u</text:span>rden per E-Mail informiert, dass die Anfrage <text:span text:style-name="T53">angenommen</text:span> wurde. Die Information über die Anfrage wird von der jeweiligen Team-Übersichtsseite gelöscht. <text:span text:style-name="T53">Der Student hat eine E-Mail erhalten, in welcher er darüber informiert wird, dass seine Anfrage angenommen wurde. Der anfragende Student kann keine weiteren Anfragen innerhalb der Veranstaltung stellen. Der anfragende Student wird aus dem Pool der Einzelanmeldungen gelöscht und in den Pool der Teamanmeldungen aufgenommen. In der Übersicht der Teams ist der anfragende Student seinem Team hinzugefügt worden. Der Button „Team bearbeiten“ ist in seinem Profil aktiviert, er hat Zugang zu der Übersichtsseite seines Teams. </text:span></text:p>
      <text:p text:style-name="P27"/>
      <text:p text:style-name="P27">Erfolgsszenario:</text:p>
      <text:list xml:id="list3200295225558271771" text:style-name="L9">
        <text:list-item>
          <text:p text:style-name="P149"><text:span text:style-name="Absatz-Standardschriftart"><text:span text:style-name="T2">Student ruft die UniKit-Website auf und meldet sich an.</text:span></text:span></text:p>
        </text:list-item>
        <text:list-item>
          <text:p text:style-name="P149"><text:span text:style-name="Absatz-Standardschriftart"><text:span text:style-name="T2">Student navigiert zu seinen angemeldeten Veranstaltungen und klickt auf die gewünschte Veranstaltung für die </text:span></text:span><text:span text:style-name="Absatz-Standardschriftart"><text:span text:style-name="T10">sein</text:span></text:span><text:span text:style-name="Absatz-Standardschriftart"><text:span text:style-name="T8"> Team eine Beitrittsanfrage </text:span></text:span><text:span text:style-name="Absatz-Standardschriftart"><text:span text:style-name="T10">erhalten</text:span></text:span><text:span text:style-name="Absatz-Standardschriftart"><text:span text:style-name="T8"> hat, die er nun </text:span></text:span><text:span text:style-name="Absatz-Standardschriftart"><text:span text:style-name="T10">a</text:span></text:span><text:span text:style-name="Absatz-Standardschriftart"><text:span text:style-name="T12">nnehmen</text:span></text:span><text:span text:style-name="Absatz-Standardschriftart"><text:span text:style-name="T8"> möchte</text:span></text:span><text:span text:style-name="Absatz-Standardschriftart"><text:span text:style-name="T2">.</text:span></text:span></text:p>
        </text:list-item>
        <text:list-item>
          <text:p text:style-name="P149"><text:span text:style-name="Absatz-Standardschriftart"><text:span text:style-name="T2">Das System leitet den Studenten auf die entsprechende Übersichtsseite der Veranstaltung weiter.</text:span></text:span></text:p>
        </text:list-item>
        <text:list-item>
          <text:p text:style-name="P149"><text:span text:style-name="Absatz-Standardschriftart"><text:span text:style-name="T2">Student klickt auf den Button „Team </text:span></text:span><text:span text:style-name="Absatz-Standardschriftart"><text:span text:style-name="T10">bearbeiten</text:span></text:span><text:span text:style-name="Absatz-Standardschriftart"><text:span text:style-name="T2">“.</text:span></text:span></text:p>
        </text:list-item>
        <text:list-item>
          <text:p text:style-name="P149"><text:span text:style-name="Absatz-Standardschriftart"><text:span text:style-name="T2">Das System </text:span></text:span><text:span text:style-name="Absatz-Standardschriftart"><text:span text:style-name="T4">leitet den Studenten auf die entsprechende Übersichtsseite de</text:span></text:span><text:span text:style-name="Absatz-Standardschriftart"><text:span text:style-name="T10">s </text:span></text:span><text:span text:style-name="Absatz-Standardschriftart"><text:span text:style-name="T4">Team</text:span></text:span><text:span text:style-name="Absatz-Standardschriftart"><text:span text:style-name="T10">s </text:span></text:span><text:span text:style-name="Absatz-Standardschriftart"><text:span text:style-name="T4">weiter</text:span></text:span><text:span text:style-name="Absatz-Standardschriftart"><text:span text:style-name="T2">.</text:span></text:span></text:p>
        </text:list-item>
        <text:list-item>
          <text:p text:style-name="P149"><text:span text:style-name="Absatz-Standardschriftart"><text:span text:style-name="T22">Student </text:span></text:span><text:span text:style-name="Absatz-Standardschriftart"><text:span text:style-name="T29">klickt auf den Button „Beitrittsanfrage </text:span></text:span><text:span text:style-name="Absatz-Standardschriftart"><text:span text:style-name="T31">a</text:span></text:span><text:span text:style-name="Absatz-Standardschriftart"><text:span text:style-name="T35">nnehmen</text:span></text:span><text:span text:style-name="Absatz-Standardschriftart"><text:span text:style-name="T29">“.</text:span></text:span></text:p>
        </text:list-item>
        <text:list-item>
          <text:p text:style-name="P150"><text:span text:style-name="Absatz-Standardschriftart"><text:span text:style-name="T36">D</text:span></text:span><text:span text:style-name="Absatz-Standardschriftart"><text:span text:style-name="T32">as System fügt den </text:span></text:span><text:span text:style-name="Absatz-Standardschriftart"><text:span text:style-name="T36">anfragende</text:span></text:span><text:span text:style-name="Absatz-Standardschriftart"><text:span text:style-name="T32">n</text:span></text:span><text:span text:style-name="Absatz-Standardschriftart"><text:span text:style-name="T36"> Student</text:span></text:span><text:span text:style-name="Absatz-Standardschriftart"><text:span text:style-name="T32">en</text:span></text:span><text:span text:style-name="Absatz-Standardschriftart"><text:span text:style-name="T36"> dem Team hinzu. Er erscheint in der Übersicht der Teams als Teammitglied des Teams und erhält Zugang zu der Übersichtsseite des Teams, inklusive der Rechte das Team zu bearbeiten.</text:span></text:span></text:p>
        </text:list-item>
        <text:list-item>
          <text:p text:style-name="P149"><text:span text:style-name="Absatz-Standardschriftart"><text:span text:style-name="T31">D</text:span></text:span><text:span text:style-name="Absatz-Standardschriftart"><text:span text:style-name="T32">as System generiert </text:span></text:span><text:span text:style-name="Absatz-Standardschriftart"><text:span text:style-name="T31">eine E-Mail </text:span></text:span><text:span text:style-name="Absatz-Standardschriftart"><text:span text:style-name="T32">an den Anfragenden, </text:span></text:span><text:span text:style-name="Absatz-Standardschriftart"><text:span text:style-name="T31">in der er darüber informiert wird, dass die Anfrage an das Team </text:span></text:span><text:span text:style-name="Absatz-Standardschriftart"><text:span text:style-name="T35">angenommen </text:span></text:span><text:span text:style-name="Absatz-Standardschriftart"><text:span text:style-name="T31">wurde.</text:span></text:span></text:p>
        </text:list-item>
        <text:list-item>
          <text:p text:style-name="P149"><text:span text:style-name="Absatz-Standardschriftart"><text:span text:style-name="T32">Das System generiert</text:span></text:span><text:span text:style-name="Absatz-Standardschriftart"><text:span text:style-name="T22"> automatisch eine E-Mail an alle bisherigen Teammitglieder. </text:span></text:span><text:span text:style-name="Absatz-Standardschriftart"><text:span text:style-name="T20">Diese enthält einen Standardtext, der über </text:span></text:span><text:span text:style-name="Absatz-Standardschriftart"><text:span text:style-name="T29">d</text:span></text:span><text:span text:style-name="Absatz-Standardschriftart"><text:span text:style-name="T31">as A</text:span></text:span><text:span text:style-name="Absatz-Standardschriftart"><text:span text:style-name="T35">nnehmen</text:span></text:span><text:span text:style-name="Absatz-Standardschriftart"><text:span text:style-name="T29"> der Beitrittsanfrage</text:span></text:span><text:span text:style-name="Absatz-Standardschriftart"><text:span text:style-name="T20"> informiert, den Namen des Studenten </text:span></text:span><text:span text:style-name="Absatz-Standardschriftart"><text:span text:style-name="T29">der die Anfrage </text:span></text:span><text:span text:style-name="Absatz-Standardschriftart"><text:span text:style-name="T31">gestellt</text:span></text:span><text:span text:style-name="Absatz-Standardschriftart"><text:span text:style-name="T29"> hat </text:span></text:span><text:span text:style-name="Absatz-Standardschriftart"><text:span text:style-name="T31">und den Namen des Studenten, der sie a</text:span></text:span><text:span text:style-name="Absatz-Standardschriftart"><text:span text:style-name="T35">ngenommen</text:span></text:span><text:span text:style-name="Absatz-Standardschriftart"><text:span text:style-name="T31"> hat</text:span></text:span><text:span text:style-name="Absatz-Standardschriftart"><text:span text:style-name="T20">.</text:span></text:span></text:p>
        </text:list-item>
        <text:list-item>
          <text:p text:style-name="P151"><text:span text:style-name="Absatz-Standardschriftart"><text:span text:style-name="T28">Das System öffnet einen Dialog, der dem </text:span></text:span><text:span text:style-name="Absatz-Standardschriftart"><text:span text:style-name="T20">Student</text:span></text:span><text:span text:style-name="Absatz-Standardschriftart"><text:span text:style-name="T34">en</text:span></text:span><text:span text:style-name="Absatz-Standardschriftart"><text:span text:style-name="T20"> </text:span></text:span><text:span text:style-name="Absatz-Standardschriftart"><text:span text:style-name="T28">b</text:span></text:span><text:span text:style-name="Absatz-Standardschriftart"><text:span text:style-name="T30">e</text:span></text:span><text:span text:style-name="Absatz-Standardschriftart"><text:span text:style-name="T28">stätigt</text:span></text:span><text:span text:style-name="Absatz-Standardschriftart"><text:span text:style-name="T24">, dass die Anfrage erfolgreich </text:span></text:span><text:span text:style-name="Absatz-Standardschriftart"><text:span text:style-name="T36">angenommen</text:span></text:span><text:span text:style-name="Absatz-Standardschriftart"><text:span text:style-name="T24"> wurde.</text:span></text:span></text:p>
        </text:list-item>
        <text:list-item>
          <text:p text:style-name="P151"><text:span text:style-name="Absatz-Standardschriftart"><text:span text:style-name="T29">D</text:span></text:span><text:span text:style-name="Absatz-Standardschriftart"><text:span text:style-name="T32">as System löscht d</text:span></text:span><text:span text:style-name="Absatz-Standardschriftart"><text:span text:style-name="T29">ie Information <text:s/></text:span></text:span><text:span text:style-name="Absatz-Standardschriftart"><text:span text:style-name="T37">über die offene Anfrage</text:span></text:span><text:span text:style-name="Absatz-Standardschriftart"><text:span text:style-name="T29"> </text:span></text:span><text:span text:style-name="Absatz-Standardschriftart"><text:span text:style-name="T37">auf der Übersichtsseite der Veranstaltung </text:span></text:span><text:span text:style-name="Absatz-Standardschriftart"><text:span text:style-name="T31">in dem Account des Anfragenden</text:span></text:span><text:span text:style-name="Absatz-Standardschriftart"><text:span text:style-name="T29">.</text:span></text:span></text:p>
        </text:list-item>
        <text:list-item>
          <text:p text:style-name="P149"><text:span text:style-name="Absatz-Standardschriftart"><text:span text:style-name="T32">Das System löscht i</text:span></text:span><text:span text:style-name="Absatz-Standardschriftart"><text:span text:style-name="T25">n der Übersichtsseite des gewählten Teams die offene Anfrage mit dem Namen des </text:span></text:span><text:span text:style-name="Absatz-Standardschriftart"><text:span text:style-name="T31">anfragenden </text:span></text:span><text:span text:style-name="Absatz-Standardschriftart"><text:span text:style-name="T25">Studenten.</text:span></text:span></text:p>
        </text:list-item>
      </text:list>
      <text:p text:style-name="P85"/>
      <text:p text:style-name="P27">Erweiterungen:</text:p>
      <text:p text:style-name="P27"/>
      <text:p text:style-name="P60"><text:span text:style-name="T67">10</text:span>. <text:span text:style-name="T51">Das Stellen einer neuen Anfrage innerhalb der Veranstaltung ist nun nicht mehr möglich.</text:span></text:p>
      <text:p text:style-name="P60"><text:soft-page-break/></text:p>
      <text:p text:style-name="P67"><text:span text:style-name="T67">2</text:span>. Variante: <text:span text:style-name="T51">Sollte es</text:span> einen Button <text:span text:style-name="T46">in der Übersicht der eigenen Veranstaltungen geben, der auf eine Seite mit einer Liste der eigenen Teams, offenen Anfragen und offenen Einladungen führt, wird die Anfrage auf dieser Seite gelöscht und das Team hinzugefügt.</text:span></text:p>
      <text:p text:style-name="P27"/>
      <text:p text:style-name="P27">Fehlerfälle:</text:p>
      <text:p text:style-name="P27"/>
      <text:p text:style-name="P35">1.a Benutzeranmeldung des Studenten schlägt fehl: System meldet Anmeldungsfehler und fordert zur nochmaligen Eingabe auf.</text:p>
      <text:p text:style-name="P35"/>
      <text:p text:style-name="P100"><text:span text:style-name="T87">7.a</text:span> Student hat mittlerweile eine Einladung <text:span text:style-name="T86">eines anderen Teams </text:span>angenommen</text:p>
      <text:p text:style-name="P110"/>
      <text:p text:style-name="P110"><text:span text:style-name="T87">7.b </text:span>Student hat sich von der Veranstaltung abgemeldet</text:p>
      <text:p text:style-name="P110"/>
      <text:p text:style-name="P110"><text:span text:style-name="T87">7.c </text:span>Student hat ein eigenes Team gegründet</text:p>
      <text:p text:style-name="P110"/>
      <text:p text:style-name="P162">7.d Student hat Beitrittsanfrage zurückgezogen</text:p>
      <text:p text:style-name="P110"/>
      <text:p text:style-name="P162">7.e Teammitglied nimmt Beitrittsabfrage an, während anderes Mitglied andere Anfrage annimmt (Team ist voll)</text:p>
      <text:p text:style-name="P110"/>
      <text:p text:style-name="P162">7.f gleichzeitig wird eine Einladung durch einen anderen Studenten angenommen</text:p>
      <text:p text:style-name="P110"/>
      <text:p text:style-name="P111"><text:span text:style-name="T87">7.g </text:span>anderes Teammitglied lehnt Beitrittsanfrage ab</text:p>
      <text:p text:style-name="P111"/>
      <text:p text:style-name="P169">7.h gleichzeitig löscht anderes Teammitglied das Team</text:p>
      <text:p text:style-name="P35"/>
      <text:p text:style-name="P35"><text:span text:style-name="T68">8</text:span>.a <text:span text:style-name="T54">Die E-Mail an den Anfragenden kann nicht zugestellt werden, statt der Bestätigung, dass die Anfrage erfolgreich angenommen wurde, erscheint eine Fehlermeldung.</text:span></text:p>
      <text:p text:style-name="P35"/>
      <text:p text:style-name="P52">9.a Eine E-Mail an ein Teammitglied kann nicht zugestellt werden, statt der Bestätigung, dass die Anfrage erfolgreich angenommen wurde, erscheint eine Fehlermeldung.</text:p>
      <text:p text:style-name="P35"/>
      <text:p text:style-name="P27">Häufigkeit (grob):</text:p>
      <text:p text:style-name="P35"/>
      <text:p text:style-name="P35">Pro Student innerhalb von ca. zwei Wochen im <text:span text:style-name="T47">Semester</text:span> bis zu 5 mal. (Eher weniger)</text:p>
      <text:p text:style-name="P35"/>
      <text:p text:style-name="P27">Anforderungen:</text:p>
      <text:p text:style-name="P60"/>
      <text:p text:style-name="P60">A1: Dauer von Absetzen http-Request bis Empfang der Antwort am Browser des Studenten maximal 2 Sekunden (Standard-Benchmarking-Umgebung).</text:p>
      <text:p text:style-name="P11"/>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01534507089218" text:continue-list="list201532607870065" text:style-name="L1">
        <text:list-item>
          <text:p text:style-name="P129"><text:span text:style-name="T56">Einladung durch Team</text:span>[AF-<text:span text:style-name="T55">11</text:span>]</text:p>
        </text:list-item>
      </text:list>
      <text:p text:style-name="P12"/>
      <text:p text:style-name="P20"><text:span text:style-name="Absatz-Standardschriftart"><text:span text:style-name="T1">Titel:</text:span></text:span><text:span text:style-name="Absatz-Standardschriftart"><text:span text:style-name="T2"> </text:span></text:span><text:span text:style-name="Absatz-Standardschriftart"><text:span text:style-name="T12">Einladung durch Team </text:span></text:span></text:p>
      <text:p text:style-name="P20"><text:span text:style-name="Absatz-Standardschriftart"><text:span text:style-name="T1">Akteur:</text:span></text:span><text:span text:style-name="Absatz-Standardschriftart"><text:span text:style-name="T2"> Student </text:span></text:span><text:span text:style-name="Absatz-Standardschriftart"><text:span text:style-name="T9">der dem Team angehört</text:span></text:span></text:p>
      <text:p text:style-name="P20"><text:soft-page-break/><text:span text:style-name="Absatz-Standardschriftart"><text:span text:style-name="T1">Ziel:</text:span></text:span><text:span text:style-name="Absatz-Standardschriftart"><text:span text:style-name="T2"> </text:span></text:span><text:span text:style-name="Absatz-Standardschriftart"><text:span text:style-name="T12">Ein Student der noch nicht dem Team angehört, erhält eine Einladung dem Team beizutreten.</text:span></text:span></text:p>
      <text:p text:style-name="P28">Auslöser:</text:p>
      <text:p text:style-name="P46">Team möchte noch ein weiteres Mitglied aufnehmen</text:p>
      <text:p text:style-name="P28"/>
      <text:p text:style-name="P28">Vorbedingungen:</text:p>
      <text:p text:style-name="P46">Team hat noch nicht die maximale Teamgröße erreicht. <text:span text:style-name="T58">Einzuladener Student gehört noch keinem Team an. Einzuladener Student wurde noch nicht von dem Team eingeladen.</text:span></text:p>
      <text:p text:style-name="P28"/>
      <text:p text:style-name="P28">Nachbedingung:</text:p>
      <text:p text:style-name="P46">Student der noch nicht zum Team gehört hat eine Einladung bekommen dem Team beizutreten. In der Übersicht des Teams ist die offene Einladung zu sehen. <text:span text:style-name="T69">Auf der Veranstaltungsseite in dem Account des eingeladenen Studenten ist die Einladung zu sehen.</text:span></text:p>
      <text:p text:style-name="P28"/>
      <text:p text:style-name="P28">Erfolgsszenario:</text:p>
      <text:list xml:id="list8353362339678982767" text:style-name="L10">
        <text:list-item>
          <text:p text:style-name="P152"><text:span text:style-name="Absatz-Standardschriftart"><text:span text:style-name="T19">Student ruft die UniKit-Website auf und meldet sich an.</text:span></text:span></text:p>
        </text:list-item>
        <text:list-item>
          <text:p text:style-name="P152"><text:span text:style-name="Absatz-Standardschriftart"><text:span text:style-name="T19">Student navigiert zu seinen angemeldeten Veranstaltungen und klickt auf die gewünschte Veranstaltung für die </text:span></text:span><text:span text:style-name="Absatz-Standardschriftart"><text:span text:style-name="T31">sein</text:span></text:span><text:span text:style-name="Absatz-Standardschriftart"><text:span text:style-name="T38"> Team eine </text:span></text:span><text:span text:style-name="Absatz-Standardschriftart"><text:span text:style-name="T39">Einladung versenden möchte</text:span></text:span><text:span text:style-name="Absatz-Standardschriftart"><text:span text:style-name="T19">.</text:span></text:span></text:p>
        </text:list-item>
        <text:list-item>
          <text:p text:style-name="P152"><text:span text:style-name="Absatz-Standardschriftart"><text:span text:style-name="T19">Das System leitet den Studenten auf die entsprechende Übersichtsseite der Veranstaltung weiter.</text:span></text:span></text:p>
        </text:list-item>
        <text:list-item>
          <text:p text:style-name="P152"><text:span text:style-name="Absatz-Standardschriftart"><text:span text:style-name="T19">Student klickt auf den Button „Team </text:span></text:span><text:span text:style-name="Absatz-Standardschriftart"><text:span text:style-name="T31">bearbeiten</text:span></text:span><text:span text:style-name="Absatz-Standardschriftart"><text:span text:style-name="T19">“.</text:span></text:span></text:p>
        </text:list-item>
        <text:list-item>
          <text:p text:style-name="P152"><text:span text:style-name="Absatz-Standardschriftart"><text:span text:style-name="T19">Das System </text:span></text:span><text:span text:style-name="Absatz-Standardschriftart"><text:span text:style-name="T22">leitet den Studenten auf die entsprechende Übersichtsseite de</text:span></text:span><text:span text:style-name="Absatz-Standardschriftart"><text:span text:style-name="T31">s </text:span></text:span><text:span text:style-name="Absatz-Standardschriftart"><text:span text:style-name="T22">Team</text:span></text:span><text:span text:style-name="Absatz-Standardschriftart"><text:span text:style-name="T31">s </text:span></text:span><text:span text:style-name="Absatz-Standardschriftart"><text:span text:style-name="T22">weiter</text:span></text:span><text:span text:style-name="Absatz-Standardschriftart"><text:span text:style-name="T19">.</text:span></text:span></text:p>
        </text:list-item>
        <text:list-item>
          <text:p text:style-name="P152"><text:span text:style-name="Absatz-Standardschriftart"><text:span text:style-name="T22">Student </text:span></text:span><text:span text:style-name="Absatz-Standardschriftart"><text:span text:style-name="T29">klickt auf den Button „</text:span></text:span><text:span text:style-name="Absatz-Standardschriftart"><text:span text:style-name="T39">Mitglied einladen</text:span></text:span><text:span text:style-name="Absatz-Standardschriftart"><text:span text:style-name="T29">“.</text:span></text:span></text:p>
        </text:list-item>
        <text:list-item>
          <text:p text:style-name="P144">Das System öffnet einen Dialog, in dem der Student entweder </text:p>
        </text:list-item>
      </text:list>
      <text:list xml:id="list4682516894448684451" text:style-name="L11">
        <text:list-item>
          <text:list>
            <text:list-item>
              <text:p text:style-name="P145">nach anderen Studenten die an der Veranstaltung teilnehmen im Feld „Suchen“ suchen kann</text:p>
            </text:list-item>
            <text:list-item>
              <text:p text:style-name="P145">sich über den Button „alle Teilnehmer der Veranstaltung anzeigen“ alle Teilnehmer der Veranstaltung anzeigen lassen kann </text:p>
            </text:list-item>
            <text:list-item>
              <text:p text:style-name="P145">per Angabe der Emailadresse Einladungen direkt versenden kann.</text:p>
            </text:list-item>
          </text:list>
        </text:list-item>
      </text:list>
      <text:list xml:id="list201532639552209" text:continue-list="list8353362339678982767" text:style-name="L10">
        <text:list-item>
          <text:p text:style-name="P153"><text:span text:style-name="Absatz-Standardschriftart"><text:span text:style-name="T40">Der Student wählt einen Studenten den er hinzufügen will aus und klickt auf „Einladung versenden“.</text:span></text:span></text:p>
        </text:list-item>
        <text:list-item>
          <text:p text:style-name="P152"><text:span text:style-name="Absatz-Standardschriftart"><text:span text:style-name="T36">D</text:span></text:span><text:span text:style-name="Absatz-Standardschriftart"><text:span text:style-name="T32">as System </text:span></text:span><text:span text:style-name="Absatz-Standardschriftart"><text:span text:style-name="T40">generiert eine E-Mail </text:span></text:span><text:span text:style-name="Absatz-Standardschriftart"><text:span text:style-name="T42">an den eingeladenen Studenten</text:span></text:span><text:span text:style-name="Absatz-Standardschriftart"><text:span text:style-name="T40"> mit einem Standard-Einladungstext, dem Namen des eingeladenen Studenten, dem Teamnamen und der Veranstaltung.</text:span></text:span></text:p>
        </text:list-item>
        <text:list-item>
          <text:p text:style-name="P152"><text:span text:style-name="Absatz-Standardschriftart"><text:span text:style-name="T29">D</text:span></text:span><text:span text:style-name="Absatz-Standardschriftart"><text:span text:style-name="T32">as System </text:span></text:span><text:span text:style-name="Absatz-Standardschriftart"><text:span text:style-name="T40">generiert eine E-Mail an alle Teammitglieder, die darüber informiert, dass <text:s/>der eingeladene Student in das Team eingeladen wurde.</text:span></text:span></text:p>
        </text:list-item>
        <text:list-item>
          <text:p text:style-name="P154"><text:span text:style-name="Absatz-Standardschriftart"><text:span text:style-name="T28">Das System öffnet einen Dialog, der dem </text:span></text:span><text:span text:style-name="Absatz-Standardschriftart"><text:span text:style-name="T20">Student</text:span></text:span><text:span text:style-name="Absatz-Standardschriftart"><text:span text:style-name="T34">en</text:span></text:span><text:span text:style-name="Absatz-Standardschriftart"><text:span text:style-name="T20"> </text:span></text:span><text:span text:style-name="Absatz-Standardschriftart"><text:span text:style-name="T28">b</text:span></text:span><text:span text:style-name="Absatz-Standardschriftart"><text:span text:style-name="T30">e</text:span></text:span><text:span text:style-name="Absatz-Standardschriftart"><text:span text:style-name="T28">stätigt, </text:span></text:span><text:span text:style-name="Absatz-Standardschriftart"><text:span text:style-name="T41">dass die Einladung erfolgreich versendet wurde.</text:span></text:span></text:p>
        </text:list-item>
        <text:list-item>
          <text:p text:style-name="P152"><text:span text:style-name="Absatz-Standardschriftart"><text:span text:style-name="T32">Das System </text:span></text:span><text:span text:style-name="Absatz-Standardschriftart"><text:span text:style-name="T40">vermerkt auf der Übersichtsseite des Teams, dass eine Einladung an einen bestimmten Studenten noch unbeantwortet ist.</text:span></text:span></text:p>
        </text:list-item>
        <text:list-item>
          <text:p text:style-name="P155"><text:soft-page-break/><text:span text:style-name="Absatz-Standardschriftart"><text:span text:style-name="T43">Das System notiert auf der Übersichtsseite der Veranstaltung in dem Account des eingeladenen Studenten die offene Einladung es Teams mit den Buttons „annehmen“ und „anlehnen“.</text:span></text:span></text:p>
        </text:list-item>
      </text:list>
      <text:p text:style-name="P3"/>
      <text:p text:style-name="P28">Erweiterungen:</text:p>
      <text:p text:style-name="P28"/>
      <text:p text:style-name="P61"><text:span text:style-name="T51">8</text:span>. <text:span text:style-name="T57">Es können nur so viele Einladungen versendet werden, wie die maximale Teamgröße für die Veranstaltung vorgibt.</text:span></text:p>
      <text:p text:style-name="P61"/>
      <text:p text:style-name="P68">1<text:span text:style-name="T70">3</text:span>. Variante: <text:span text:style-name="T51">Sollte es</text:span> einen Button <text:span text:style-name="T46">in der Übersicht der eigenen Veranstaltungen geben, der auf eine Seite mit einer Liste der eigenen Teams offenen Anfragen und offenen Einladungen führt, wird die Einladung dort vermerkt.</text:span></text:p>
      <text:p text:style-name="P36"/>
      <text:p text:style-name="P28"/>
      <text:p text:style-name="P28">Fehlerfälle:</text:p>
      <text:p text:style-name="P28"/>
      <text:p text:style-name="P36">1.a Benutzeranmeldung des Studenten schlägt fehl: System meldet Anmeldungsfehler und fordert zur nochmaligen Eingabe auf.</text:p>
      <text:p text:style-name="P36"/>
      <text:p text:style-name="P55">8.a Der eingeladene Student gehört mittlerweile einem anderen Team an und kann nicht mehr eingeladen werden. Die Einladung wird nicht versendet und es erscheint die Fehlermeldung „Student kann nicht eingeladen werden, da er bereits einem anderen Team angehört“.</text:p>
      <text:p text:style-name="P55"/>
      <text:p text:style-name="P121"><text:span text:style-name="T88">8.b </text:span>zwei Teammitglieder verschicken „gleichzeitig“ eine Einladung an den selben Studenten</text:p>
      <text:p text:style-name="P120"/>
      <text:p text:style-name="P120"><text:span text:style-name="T88">8.c </text:span>zwei Teammitglieder verschicken „gleichzeitig“ eine Einladung an unterschiedliche Studenten, es ist aber nur noch Platz für einen</text:p>
      <text:p text:style-name="P120"/>
      <text:p text:style-name="P120"><text:span text:style-name="T88">8.d </text:span>Einladung wird von einem Teammitglied verschickt, während anderes Teammitglied eine Beitrittsanfrage annimmt und das Team damit voll ist</text:p>
      <text:p text:style-name="P120"/>
      <text:p text:style-name="P120"><text:span text:style-name="T88">8.e </text:span>Einladung wird von einem Teammitglied verschickt, während anderes Teammitglied das Team löscht</text:p>
      <text:p text:style-name="P120"/>
      <text:p text:style-name="P166">8.f Student ist mittlerweile in einem anderen Team</text:p>
      <text:p text:style-name="P121"/>
      <text:p text:style-name="P170">8.g Student hat sich von der Veranstaltung abgemeldet</text:p>
      <text:p text:style-name="P36"/>
      <text:p text:style-name="P36"><text:span text:style-name="T70">9</text:span>.a <text:span text:style-name="T54">Die E-Mail an den eingeladenen Studenten kann nicht zugestellt werden, statt der Bestätigung, dass die Einladung erfolgreich versendet wurde, erscheint eine Fehlermeldung.</text:span></text:p>
      <text:p text:style-name="P36"/>
      <text:p text:style-name="P51"><text:soft-page-break/>10.a Eine E-Mail an ein Teammitglied kann nicht zugestellt werden, statt der Bestätigung, dass die Einladung erfolgreich versendet wurde, erscheint eine Fehlermeldung.</text:p>
      <text:p text:style-name="P36"/>
      <text:p text:style-name="P28">Häufigkeit (grob):</text:p>
      <text:p text:style-name="P36"/>
      <text:p text:style-name="P36">Pro Student innerhalb von ca. zwei Wochen im <text:span text:style-name="T47">Semester</text:span> bis zu 5 mal. (Eher weniger)</text:p>
      <text:p text:style-name="P36"/>
      <text:p text:style-name="P28">Anforderungen:</text:p>
      <text:p text:style-name="P61"/>
      <text:p text:style-name="P61">A1: Dauer von Absetzen http-Request bis Empfang der Antwort am Browser des Studenten maximal 2 Sekunden (Standard-Benchmarking-Umgebu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list xml:id="list201534301356501" text:continue-list="list201534507089218" text:style-name="L1">
        <text:list-item>
          <text:p text:style-name="P130"><text:s/><text:span text:style-name="T58">Student lehnt Einladung ab</text:span>[AF-<text:span text:style-name="T55">12</text:span>]</text:p>
        </text:list-item>
      </text:list>
      <text:p text:style-name="P13"/>
      <text:p text:style-name="P21"><text:span text:style-name="Absatz-Standardschriftart"><text:span text:style-name="T1">Titel:</text:span></text:span><text:span text:style-name="Absatz-Standardschriftart"><text:span text:style-name="T2"> </text:span></text:span><text:span text:style-name="Absatz-Standardschriftart"><text:span text:style-name="T12"><text:s/></text:span></text:span><text:span text:style-name="Absatz-Standardschriftart"><text:span text:style-name="T14">Student lehnt Einladung ab</text:span></text:span></text:p>
      <text:p text:style-name="P21"><text:span text:style-name="Absatz-Standardschriftart"><text:span text:style-name="T1">Akteur:</text:span></text:span><text:span text:style-name="Absatz-Standardschriftart"><text:span text:style-name="T2"> Student </text:span></text:span><text:span text:style-name="Absatz-Standardschriftart"><text:span text:style-name="T9">der dem Team </text:span></text:span><text:span text:style-name="Absatz-Standardschriftart"><text:span text:style-name="T14">noch nicht </text:span></text:span><text:span text:style-name="Absatz-Standardschriftart"><text:span text:style-name="T9">angehört</text:span></text:span></text:p>
      <text:p text:style-name="P21"><text:span text:style-name="Absatz-Standardschriftart"><text:span text:style-name="T1">Ziel:</text:span></text:span><text:span text:style-name="Absatz-Standardschriftart"><text:span text:style-name="T2"> </text:span></text:span><text:span text:style-name="Absatz-Standardschriftart"><text:span text:style-name="T12">Ein Student der noch nicht dem Team angehört, </text:span></text:span><text:span text:style-name="Absatz-Standardschriftart"><text:span text:style-name="T14">hat die Einladung eines Team abgelehnt</text:span></text:span><text:span text:style-name="Absatz-Standardschriftart"><text:span text:style-name="T12">.</text:span></text:span></text:p>
      <text:p text:style-name="P29">Auslöser:</text:p>
      <text:p text:style-name="P49">Student möchte einem Team von dem er eingeladen wurde nicht beitreten.</text:p>
      <text:p text:style-name="P29"/>
      <text:p text:style-name="P29">Vorbedingungen:</text:p>
      <text:p text:style-name="P47">Te<text:span text:style-name="T58">am hat dem Studenten eine Einladung geschickt.</text:span></text:p>
      <text:p text:style-name="P29"/>
      <text:p text:style-name="P29">Nachbedingung:</text:p>
      <text:p text:style-name="P49">Einladung ist gelöscht.</text:p>
      <text:p text:style-name="P29"/>
      <text:p text:style-name="P29">Erfolgsszenario:</text:p>
      <text:list xml:id="list6700932257250486696" text:style-name="L12">
        <text:list-item>
          <text:p text:style-name="P156"><text:span text:style-name="Absatz-Standardschriftart"><text:span text:style-name="T2">Student ruft die UniKit-Website auf und meldet sich an.</text:span></text:span></text:p>
        </text:list-item>
        <text:list-item>
          <text:p text:style-name="P156"><text:span text:style-name="Absatz-Standardschriftart"><text:span text:style-name="T2">Student navigiert zu seinen angemeldeten Veranstaltungen und klickt auf die gewünschte Veranstaltung für die </text:span></text:span><text:span text:style-name="Absatz-Standardschriftart"><text:span text:style-name="T14">er</text:span></text:span><text:span text:style-name="Absatz-Standardschriftart"><text:span text:style-name="T8"> eine </text:span></text:span><text:span text:style-name="Absatz-Standardschriftart"><text:span text:style-name="T13">Einladung </text:span></text:span><text:span text:style-name="Absatz-Standardschriftart"><text:span text:style-name="T14">erhalten hat</text:span></text:span><text:span text:style-name="Absatz-Standardschriftart"><text:span text:style-name="T2">.</text:span></text:span></text:p>
        </text:list-item>
        <text:list-item>
          <text:p text:style-name="P156"><text:span text:style-name="Absatz-Standardschriftart"><text:span text:style-name="T2">Das System leitet den Studenten auf die entsprechende Übersichtsseite der Veranstaltung weiter.</text:span></text:span></text:p>
        </text:list-item>
        <text:list-item>
          <text:p text:style-name="P157"><text:span text:style-name="Absatz-Standardschriftart"><text:span text:style-name="T2">Student klickt auf den Button </text:span></text:span><text:span text:style-name="Absatz-Standardschriftart"><text:span text:style-name="T14">„ablehnen“ der sich unterhalb der offenen Einladung befindet</text:span></text:span><text:span text:style-name="Absatz-Standardschriftart"><text:span text:style-name="T2">.</text:span></text:span></text:p>
        </text:list-item>
        <text:list-item>
          <text:p text:style-name="P157"><text:span text:style-name="Absatz-Standardschriftart"><text:span text:style-name="T14">Das System öffnet einen Dialog, der fragt, ob der Student sich sicher sei.</text:span></text:span></text:p>
        </text:list-item>
        <text:list-item>
          <text:p text:style-name="P157"><text:span text:style-name="Absatz-Standardschriftart"><text:span text:style-name="T14">Der Student klickt auf den Button „Ja“.</text:span></text:span></text:p>
        </text:list-item>
        <text:list-item>
          <text:p text:style-name="P156"><text:span text:style-name="Absatz-Standardschriftart"><text:span text:style-name="T2">Das System </text:span></text:span><text:span text:style-name="Absatz-Standardschriftart"><text:span text:style-name="T14">generiert eine E-Mail an die Teammitglieder, die darüber informiert, dass die Einladung abgelehnt wurde.</text:span></text:span></text:p>
        </text:list-item>
        <text:list-item>
          <text:p text:style-name="P157"><text:span text:style-name="Absatz-Standardschriftart"><text:span text:style-name="T14">Das System löscht die Einladung von der Übersichtsseite der Veranstaltung im Account des Studenten.</text:span></text:span></text:p>
        </text:list-item>
        <text:list-item>
          <text:p text:style-name="P157"><text:span text:style-name="Absatz-Standardschriftart"><text:span text:style-name="T14">Das System löscht die Einladung von der Übersichtsseite des Teams, </text:span></text:span><text:span text:style-name="Absatz-Standardschriftart"><text:span text:style-name="T16">das Team kann eine neue Einladung versenden</text:span></text:span><text:span text:style-name="Absatz-Standardschriftart"><text:span text:style-name="T14">.</text:span></text:span></text:p>
        </text:list-item>
      </text:list>
      <text:p text:style-name="P4"/>
      <text:p text:style-name="P29">Erweiterungen:</text:p>
      <text:p text:style-name="P62"/>
      <text:p text:style-name="P69"><text:span text:style-name="T58">2</text:span>. Variante: <text:span text:style-name="T51">Sollte es</text:span> einen Button <text:span text:style-name="T46">in der Übersicht der eigenen Veranstaltungen geben, der auf eine Seite mit einer Liste der eigenen Teams offenen Anfragen und offenen Einladungen führt, erfolgt das Ablehnen der Einladung dort.</text:span></text:p>
      <text:p text:style-name="P37"/>
      <text:p text:style-name="P29"/>
      <text:p text:style-name="P29">Fehlerfälle:</text:p>
      <text:p text:style-name="P29"/>
      <text:p text:style-name="P37"><text:soft-page-break/>1.a Benutzeranmeldung des Studenten schlägt fehl: System meldet Anmeldungsfehler und fordert zur nochmaligen Eingabe auf.</text:p>
      <text:p text:style-name="P37"/>
      <text:p text:style-name="P99"><text:span text:style-name="T89">6.a </text:span>Einladung wurde zurückgezogen</text:p>
      <text:p text:style-name="P113"/>
      <text:p text:style-name="P113"><text:span text:style-name="T89">6.b </text:span>Team ist mittlerweile voll, da Beitrittsanfrage angenommen / Einladung wurde gelöscht</text:p>
      <text:p text:style-name="P113"/>
      <text:p text:style-name="P82"><text:span text:style-name="T89">6.c </text:span>Team wurde gelöscht</text:p>
      <text:p text:style-name="P37"/>
      <text:p text:style-name="P49">7.a Die E-Mail an ein Teammitglied kann nicht zugestellt werden, statt der Bestätigung, dass die Einladung erfolgreich angenommen wurde, erscheint eine Fehlermeldung.</text:p>
      <text:p text:style-name="P89"/>
      <text:p text:style-name="P29">Häufigkeit (grob):</text:p>
      <text:p text:style-name="P37"/>
      <text:p text:style-name="P37">Pro Student innerhalb von ca. zwei Wochen im <text:span text:style-name="T47">Semester</text:span> bis zu 5 mal. (Eher weniger)</text:p>
      <text:p text:style-name="P37"/>
      <text:p text:style-name="P29">Anforderungen:</text:p>
      <text:p text:style-name="P62"/>
      <text:p text:style-name="P62">A1: Dauer von Absetzen http-Request bis Empfang der Antwort am Browser des Studenten maximal 2 Sekunden (Standard-Benchmarking-Umgebun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list xml:id="list201532905006260" text:continue-list="list201534301356501" text:style-name="L1">
        <text:list-item>
          <text:p text:style-name="P131"><text:s/><text:span text:style-name="T58">Student nimmt Einladung an</text:span>[AF-<text:span text:style-name="T55">13</text:span>]</text:p>
        </text:list-item>
      </text:list>
      <text:p text:style-name="P14"/>
      <text:p text:style-name="P22"><text:span text:style-name="Absatz-Standardschriftart"><text:span text:style-name="T1">Titel:</text:span></text:span><text:span text:style-name="Absatz-Standardschriftart"><text:span text:style-name="T2"> </text:span></text:span><text:span text:style-name="Absatz-Standardschriftart"><text:span text:style-name="T12"><text:s/></text:span></text:span><text:span text:style-name="Absatz-Standardschriftart"><text:span text:style-name="T14">Student </text:span></text:span><text:span text:style-name="Absatz-Standardschriftart"><text:span text:style-name="T15">nimmt</text:span></text:span><text:span text:style-name="Absatz-Standardschriftart"><text:span text:style-name="T14"> Einladung a</text:span></text:span><text:span text:style-name="Absatz-Standardschriftart"><text:span text:style-name="T15">n</text:span></text:span></text:p>
      <text:p text:style-name="P22"><text:span text:style-name="Absatz-Standardschriftart"><text:span text:style-name="T1">Akteur:</text:span></text:span><text:span text:style-name="Absatz-Standardschriftart"><text:span text:style-name="T2"> Student </text:span></text:span><text:span text:style-name="Absatz-Standardschriftart"><text:span text:style-name="T9">der dem Team </text:span></text:span><text:span text:style-name="Absatz-Standardschriftart"><text:span text:style-name="T14">noch nicht </text:span></text:span><text:span text:style-name="Absatz-Standardschriftart"><text:span text:style-name="T9">angehört</text:span></text:span></text:p>
      <text:p text:style-name="P22"><text:span text:style-name="Absatz-Standardschriftart"><text:span text:style-name="T1">Ziel:</text:span></text:span><text:span text:style-name="Absatz-Standardschriftart"><text:span text:style-name="T2"> </text:span></text:span><text:span text:style-name="Absatz-Standardschriftart"><text:span text:style-name="T12">Ein Student der noch nicht dem Team angehört, </text:span></text:span><text:span text:style-name="Absatz-Standardschriftart"><text:span text:style-name="T14">hat die Einladung eines Team </text:span></text:span><text:span text:style-name="Absatz-Standardschriftart"><text:span text:style-name="T15">angenommen</text:span></text:span><text:span text:style-name="Absatz-Standardschriftart"><text:span text:style-name="T12">.</text:span></text:span></text:p>
      <text:p text:style-name="P30">Auslöser:</text:p>
      <text:p text:style-name="P49">Student möchte einem Team von dem er eingeladen wurde beitreten.</text:p>
      <text:p text:style-name="P30"/>
      <text:p text:style-name="P30">Vorbedingungen:</text:p>
      <text:p text:style-name="P48">Te<text:span text:style-name="T58">am hat dem Studenten eine Einladung geschickt. Student gehört noch keinem Team innerhalb der Veranstaltung an. Team hat noch nicht die maximale Teamgröße erreicht.</text:span></text:p>
      <text:p text:style-name="P30"/>
      <text:p text:style-name="P30">Nachbedingung:</text:p>
      <text:p text:style-name="P49"><text:span text:style-name="T59">Student ist Mitglied des Team von dem er die Einladung erhalten hat</text:span>. <text:span text:style-name="T59">Er verfügt über alle dazugehörigen Rechte.</text:span></text:p>
      <text:p text:style-name="P30"/>
      <text:p text:style-name="P30">Erfolgsszenario:</text:p>
      <text:list xml:id="list1163850108430541679" text:style-name="L13">
        <text:list-item>
          <text:p text:style-name="P158"><text:span text:style-name="Absatz-Standardschriftart"><text:span text:style-name="T2">Student ruft die UniKit-Website auf und meldet sich an.</text:span></text:span></text:p>
        </text:list-item>
        <text:list-item>
          <text:p text:style-name="P158"><text:span text:style-name="Absatz-Standardschriftart"><text:span text:style-name="T2">Student navigiert zu seinen angemeldeten Veranstaltungen und klickt auf die gewünschte Veranstaltung für die </text:span></text:span><text:span text:style-name="Absatz-Standardschriftart"><text:span text:style-name="T14">er</text:span></text:span><text:span text:style-name="Absatz-Standardschriftart"><text:span text:style-name="T8"> eine </text:span></text:span><text:span text:style-name="Absatz-Standardschriftart"><text:span text:style-name="T13">Einladung </text:span></text:span><text:span text:style-name="Absatz-Standardschriftart"><text:span text:style-name="T14">erhalten hat</text:span></text:span><text:span text:style-name="Absatz-Standardschriftart"><text:span text:style-name="T2">.</text:span></text:span></text:p>
        </text:list-item>
        <text:list-item>
          <text:p text:style-name="P158"><text:span text:style-name="Absatz-Standardschriftart"><text:span text:style-name="T2">Das System leitet den Studenten auf die entsprechende Übersichtsseite der Veranstaltung weiter.</text:span></text:span></text:p>
        </text:list-item>
        <text:list-item>
          <text:p text:style-name="P158"><text:span text:style-name="Absatz-Standardschriftart"><text:span text:style-name="T2">Student klickt auf den Button </text:span></text:span><text:span text:style-name="Absatz-Standardschriftart"><text:span text:style-name="T14">„a</text:span></text:span><text:span text:style-name="Absatz-Standardschriftart"><text:span text:style-name="T16">nnehmen</text:span></text:span><text:span text:style-name="Absatz-Standardschriftart"><text:span text:style-name="T14">“ der sich unterhalb der offenen Einladung befindet</text:span></text:span><text:span text:style-name="Absatz-Standardschriftart"><text:span text:style-name="T2">.</text:span></text:span></text:p>
        </text:list-item>
        <text:list-item>
          <text:p text:style-name="P158"><text:span text:style-name="Absatz-Standardschriftart"><text:span text:style-name="T14">Das System öffnet einen Dialog, der fragt, ob der Student sich sicher sei.</text:span></text:span></text:p>
        </text:list-item>
        <text:list-item>
          <text:p text:style-name="P158"><text:span text:style-name="Absatz-Standardschriftart"><text:span text:style-name="T14">Der Student klickt auf den Button „Ja“.</text:span></text:span></text:p>
        </text:list-item>
        <text:list-item>
          <text:p text:style-name="P158"><text:span text:style-name="Absatz-Standardschriftart"><text:span text:style-name="T2">Das System </text:span></text:span><text:span text:style-name="Absatz-Standardschriftart"><text:span text:style-name="T14">generiert eine E-Mail an die Teammitglieder, die darüber informiert, dass die Einladung a</text:span></text:span><text:span text:style-name="Absatz-Standardschriftart"><text:span text:style-name="T16">ngenommen</text:span></text:span><text:span text:style-name="Absatz-Standardschriftart"><text:span text:style-name="T14"> wurde.</text:span></text:span></text:p>
        </text:list-item>
        <text:list-item>
          <text:p text:style-name="P158"><text:span text:style-name="Absatz-Standardschriftart"><text:span text:style-name="T14">Das System löscht die Einladung von der Übersichtsseite der Veranstaltung im Account des Studenten.</text:span></text:span></text:p>
        </text:list-item>
        <text:list-item>
          <text:p text:style-name="P158"><text:span text:style-name="Absatz-Standardschriftart"><text:span text:style-name="T14">Das System löscht die Einladung von der Übersichtsseite des Teams.</text:span></text:span></text:p>
        </text:list-item>
        <text:list-item>
          <text:p text:style-name="P159"><text:span text:style-name="Absatz-Standardschriftart"><text:span text:style-name="T16">Das System fügt den Studenten dem Team hinzu.</text:span></text:span></text:p>
        </text:list-item>
        <text:list-item>
          <text:p text:style-name="P159"><text:span text:style-name="Absatz-Standardschriftart"><text:span text:style-name="T16">Das System löscht den Studenten aus dem Pool der Einzelanmeldungen und fügt ihn in den Pool der Teamanmeldungen hinzu.</text:span></text:span></text:p>
          <text:p text:style-name="P171"><text:soft-page-break/><text:span text:style-name="Absatz-Standardschriftart"><text:span text:style-name="T16"/></text:span></text:p>
        </text:list-item>
      </text:list>
      <text:p text:style-name="P5"/>
      <text:p text:style-name="P30">Erweiterungen:</text:p>
      <text:p text:style-name="P63"/>
      <text:p text:style-name="P70"><text:span text:style-name="T58">2</text:span>. Variante: <text:span text:style-name="T51">Sollte es</text:span> einen Button <text:span text:style-name="T46">in der Übersicht der eigenen Veranstaltungen geben, der auf eine Seite mit einer Liste der eigenen Teams offenen Anfragen und offenen Einladungen führt, erfolgt das Annehmen der Einladung dort.</text:span></text:p>
      <text:p text:style-name="P38"/>
      <text:p text:style-name="P38"/>
      <text:p text:style-name="P38"/>
      <text:p text:style-name="P30"/>
      <text:p text:style-name="P30">Fehlerfälle:</text:p>
      <text:p text:style-name="P30"/>
      <text:p text:style-name="P38">1.a Benutzeranmeldung des Studenten schlägt fehl: System meldet Anmeldungsfehler und fordert zur nochmaligen Eingabe auf.</text:p>
      <text:p text:style-name="P38"/>
      <text:p text:style-name="P98"><text:span text:style-name="T91">6.a </text:span><text:s/>Team hat mittlerweile Beitrittsanfrage angenommen/ Team ist voll</text:p>
      <text:p text:style-name="P112"/>
      <text:p text:style-name="P112"><text:span text:style-name="T91">6.b </text:span>Team wurde gelöscht</text:p>
      <text:p text:style-name="P112"/>
      <text:p text:style-name="P112"><text:span text:style-name="T91">6.c E</text:span>ine Beitrittsanfrage wird von einem anderen Team gleichzeitig angenommen <text:span text:style-name="T90">(Student ist schon in anderem Team)</text:span></text:p>
      <text:p text:style-name="P112"/>
      <text:p text:style-name="P81"><text:span text:style-name="T91">6.d </text:span>Einladung wurde vom Team zurückgezogen</text:p>
      <text:p text:style-name="P38"/>
      <text:p text:style-name="P54"><text:span text:style-name="T58">7</text:span>.a <text:span text:style-name="T54">Die E-Mail an ein Teammitglied kann nicht zugestellt werden, statt der Bestätigung, dass die Einladung erfolgreich abgelehnt wurde, erscheint eine Fehlermeldung.</text:span></text:p>
      <text:p text:style-name="P38"/>
      <text:p text:style-name="P30">Häufigkeit (grob):</text:p>
      <text:p text:style-name="P38"/>
      <text:p text:style-name="P38">Pro Student innerhalb von ca. zwei Wochen im <text:span text:style-name="T47">Semester</text:span> bis zu 5 mal. (Eher weniger)</text:p>
      <text:p text:style-name="P38"/>
      <text:p text:style-name="P30">Anforderungen:</text:p>
      <text:p text:style-name="P63"/>
      <text:p text:style-name="P63">A1: Dauer von Absetzen http-Request bis Empfang der Antwort am Browser des Studenten maximal 2 Sekunden (Standard-Benchmarking-Umgeb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officeooo:paragraph-rsid="00670830"/>
    </style:style>
    <style:style style:name="MT1" style:family="text">
      <style:text-properties fo:font-weight="bold" style:font-weight-asian="bold" style:font-weight-complex="bold"/>
    </style:style>
    <style:style style:name="M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line-style="none" style:adjustment="left" style:rel-width="33%" style:color="#000000"/>
      </style:page-layout-properties>
      <style:header-style>
        <style:header-footer-properties fo:min-height="1.229cm" fo:margin-left="0cm" fo:margin-right="0cm" fo:margin-bottom="0cm" style:dynamic-spacing="true"/>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draw:frame draw:style-name="Mfr1" draw:name="Grafik 1" text:anchor-type="as-char" svg:y="-0.706cm" svg:width="1.235cm" style:rel-width="scale" svg:height="1.235cm" style:rel-height="scale" draw:z-index="23"><draw:image xlink:href="Pictures/2000000B0000051C0000051D8E85FBFE.svm" xlink:type="simple" xlink:show="embed" xlink:actuate="onLoad"/></draw:frame></text:p>
        <text:p text:style-name="MP1"><text:span text:style-name="Absatz-Standardschriftart"><text:span text:style-name="MT1">Praktikum zur Lehrveranstaltung <text:s text:c="54"/><text:tab/> <text:s text:c="8"/>HAW Hamburg</text:span></text:span></text:p>
        <text:p text:style-name="MP1"><text:span text:style-name="Absatz-Standardschriftart"><text:span text:style-name="MT1">„Software Engineering 2“ <text:s text:c="61"/><text:tab/> <text:s/>Department Informatik<text:line-break/>WiSe 2015/16 <text:s text:c="94"/><text:tab/> <text:s text:c="2"/>Gruppe: UniKit </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Windows_x86 LibreOffice_project/a22f674fd25a3b6f45bdebf25400ed2adff0ff99</meta:generator>
    <dc:title/>
    <dc:description/>
    <dc:subject/>
    <meta:initial-creator>Jonas J.</meta:initial-creator>
    <meta:creation-date>2015-10-30T15:48:00Z</meta:creation-date>
    <dc:date>2015-11-30T20:15:32.082000000</dc:date>
    <meta:editing-cycles>83</meta:editing-cycles>
    <meta:editing-duration>PT5H31M23S</meta:editing-duration>
    <meta:document-statistic meta:table-count="0" meta:image-count="1" meta:object-count="0" meta:page-count="24" meta:paragraph-count="415" meta:word-count="4872" meta:character-count="34209" meta:non-whitespace-character-count="29636"/>
    <meta:template xlink:type="simple" xlink:actuate="onRequest" xlink:title="" xlink:href="file:///C:/Users/Jana%20Mareike/AppData/Local/Temp/unikit_anwendungsfälle_phase_2.odt/Normal.dotm"/>
  </office:meta>
</office:document-meta>
</file>